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50.75pt" table:align="right"/>
    </style:style>
    <style:style style:name="Table1.A" style:family="table-column">
      <style:table-column-properties style:column-width="216pt"/>
    </style:style>
    <style:style style:name="Table1.B" style:family="table-column">
      <style:table-column-properties style:column-width="234.75pt"/>
    </style:style>
    <style:style style:name="Table1.A1" style:family="table-cell">
      <style:table-cell-properties fo:padding="2.75pt" fo:border-left="none" fo:border-right="0.05pt solid #000000" fo:border-top="none" fo:border-bottom="none"/>
    </style:style>
    <style:style style:name="Table1.B1" style:family="table-cell">
      <style:table-cell-properties fo:padding="2.75pt" fo:border="none"/>
    </style:style>
    <style:style style:name="P1" style:family="paragraph" style:parent-style-name="Footer">
      <style:text-properties style:font-name="DejaVu Sans" fo:font-size="8pt" officeooo:rsid="0014cb17" officeooo:paragraph-rsid="0014cb17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1pt" fo:font-weight="bold" officeooo:rsid="00083208" officeooo:paragraph-rsid="00083208" style:font-size-asian="11pt" style:font-weight-asian="bold" style:font-size-complex="11pt" style:font-weight-complex="bold"/>
    </style:style>
    <style:style style:name="P3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4pt" fo:font-weight="bold" officeooo:rsid="00083208" officeooo:paragraph-rsid="000e17da" style:font-size-asian="14pt" style:font-weight-asian="bold" style:font-size-complex="14pt" style:font-weight-complex="bold"/>
    </style:style>
    <style:style style:name="P4" style:family="paragraph" style:parent-style-name="Standard" style:master-page-name="">
      <style:paragraph-properties fo:margin-top="18pt" fo:margin-bottom="0pt" style:contextual-spacing="false" style:page-number="auto" fo:keep-with-next="always"/>
      <style:text-properties style:font-name="DejaVu Sans" fo:font-size="14pt" fo:font-weight="bold" officeooo:rsid="00083208" officeooo:paragraph-rsid="00083208" style:font-size-asian="14pt" style:font-weight-asian="bold" style:font-size-complex="14pt" style:font-weight-complex="bold"/>
    </style:style>
    <style:style style:name="P5" style:family="paragraph" style:parent-style-name="Standard" style:master-page-name="">
      <style:paragraph-properties fo:margin-top="18pt" fo:margin-bottom="0pt" style:contextual-spacing="false" style:page-number="auto"/>
      <style:text-properties style:font-name="DejaVu Sans" fo:font-size="14pt" fo:font-weight="bold" officeooo:rsid="00083208" officeooo:paragraph-rsid="00083208" style:font-size-asian="14pt" style:font-weight-asian="bold" style:font-size-complex="14pt" style:font-weight-complex="bold"/>
    </style:style>
    <style:style style:name="P6" style:family="paragraph" style:parent-style-name="Standard" style:master-page-name="">
      <style:paragraph-properties fo:text-align="center" style:justify-single-word="false" style:page-number="auto"/>
      <style:text-properties style:font-name="DejaVu Sans" fo:font-size="14pt" fo:font-weight="bold" officeooo:rsid="000e8d04" officeooo:paragraph-rsid="0008320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6.01pt" fo:margin-bottom="0pt" style:contextual-spacing="false"/>
      <style:text-properties style:font-name="DejaVu Sans" fo:font-size="10.5pt" fo:font-weight="normal" officeooo:rsid="0008cbf6" officeooo:paragraph-rsid="0008cbf6" style:font-size-asian="10.5pt" style:font-weight-asian="normal" style:font-size-complex="10.5pt" style:font-weight-complex="normal"/>
    </style:style>
    <style:style style:name="P8" style:family="paragraph" style:parent-style-name="Standard" style:master-page-name="">
      <style:paragraph-properties fo:margin-left="0pt" fo:margin-right="-11.99pt" fo:margin-top="6.01pt" fo:margin-bottom="0pt" style:contextual-spacing="false" fo:text-indent="0pt" style:auto-text-indent="false" style:page-number="auto"/>
      <style:text-properties style:font-name="DejaVu Sans" fo:font-size="10.5pt" fo:font-weight="normal" officeooo:rsid="0008cbf6" officeooo:paragraph-rsid="0008cbf6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0pt" fo:margin-right="-11.99pt" fo:margin-top="6.01pt" fo:margin-bottom="0pt" style:contextual-spacing="false" fo:text-indent="0pt" style:auto-text-indent="false"/>
      <style:text-properties style:font-name="DejaVu Sans" fo:font-size="10.5pt" fo:font-weight="normal" officeooo:rsid="0008cbf6" officeooo:paragraph-rsid="0008cbf6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pt" fo:margin-right="-11.99pt" fo:margin-top="6.01pt" fo:margin-bottom="0pt" style:contextual-spacing="false" fo:text-indent="0pt" style:auto-text-indent="false"/>
      <style:text-properties style:font-name="DejaVu Sans" fo:font-size="10.5pt" fo:font-weight="normal" officeooo:rsid="000c70d4" officeooo:paragraph-rsid="000c70d4" style:font-size-asian="10.5pt" style:font-weight-asian="normal" style:font-size-complex="10.5pt" style:font-weight-complex="normal"/>
    </style:style>
    <style:style style:name="P11" style:family="paragraph" style:parent-style-name="Standard" style:master-page-name="">
      <style:paragraph-properties fo:margin-left="11.99pt" fo:margin-right="0pt" fo:margin-top="6.01pt" fo:margin-bottom="0pt" style:contextual-spacing="false" fo:keep-together="always" fo:text-indent="0pt" style:auto-text-indent="false" style:page-number="auto" fo:keep-with-next="always"/>
      <style:text-properties style:font-name="DejaVu Sans" fo:font-size="11pt" fo:font-weight="normal" officeooo:rsid="000d3f74" officeooo:paragraph-rsid="000d3f74" style:font-size-asian="9.60000038146973pt" style:font-weight-asian="normal" style:font-size-complex="11pt" style:font-weight-complex="normal"/>
    </style:style>
    <style:style style:name="P12" style:family="paragraph" style:parent-style-name="Standard" style:master-page-name="">
      <style:paragraph-properties fo:margin-left="11.99pt" fo:margin-right="0pt" fo:margin-top="6.01pt" fo:margin-bottom="0pt" style:contextual-spacing="false" fo:keep-together="always" fo:text-indent="0pt" style:auto-text-indent="false" style:page-number="auto" fo:keep-with-next="always"/>
      <style:text-properties style:font-name="DejaVu Sans" fo:font-size="11pt" fo:font-weight="normal" officeooo:rsid="000c70d4" officeooo:paragraph-rsid="000c70d4" style:font-size-asian="9.60000038146973pt" style:font-weight-asian="normal" style:font-size-complex="11pt" style:font-weight-complex="normal"/>
    </style:style>
    <style:style style:name="P13" style:family="paragraph" style:parent-style-name="Standard" style:master-page-name="">
      <style:paragraph-properties fo:margin-left="11.99pt" fo:margin-right="-11.99pt" fo:margin-top="6.01pt" fo:margin-bottom="0pt" style:contextual-spacing="false" fo:keep-together="always" fo:text-indent="0pt" style:auto-text-indent="false" style:page-number="auto" fo:keep-with-next="always"/>
      <style:text-properties style:font-name="DejaVu Sans" fo:font-size="11pt" fo:font-weight="normal" officeooo:rsid="000d3f74" officeooo:paragraph-rsid="000d3f74" style:font-size-asian="9.60000038146973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margin-left="0pt" fo:margin-right="0pt" fo:margin-top="6.01pt" fo:margin-bottom="0pt" style:contextual-spacing="false" fo:text-align="center" style:justify-single-word="false" fo:text-indent="0pt" style:auto-text-indent="false" style:page-number="auto" fo:keep-with-next="always"/>
      <style:text-properties style:font-name="DejaVu Sans" fo:font-size="11pt" fo:font-weight="normal" officeooo:rsid="000c70d4" officeooo:paragraph-rsid="000c70d4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margin-left="0pt" fo:margin-right="0pt" fo:margin-top="6.01pt" fo:margin-bottom="0pt" style:contextual-spacing="false" fo:text-align="start" style:justify-single-word="false" fo:text-indent="0pt" style:auto-text-indent="false" style:page-number="auto" fo:keep-with-next="always"/>
      <style:text-properties style:font-name="DejaVu Sans Mono" fo:font-size="10pt" fo:font-weight="bold" officeooo:rsid="003e38e5" officeooo:paragraph-rsid="0047c895" style:font-size-asian="8.75pt" style:font-weight-asian="bold" style:font-size-complex="10pt" style:font-weight-complex="bold"/>
    </style:style>
    <style:style style:name="P16" style:family="paragraph" style:parent-style-name="Standard" style:master-page-name="">
      <style:paragraph-properties fo:margin-left="0pt" fo:margin-right="0pt" fo:margin-top="0pt" fo:margin-bottom="0pt" style:contextual-spacing="false" fo:text-align="start" style:justify-single-word="false" fo:text-indent="0pt" style:auto-text-indent="false" style:page-number="auto" fo:keep-with-next="always"/>
      <style:text-properties style:font-name="DejaVu Sans Mono" fo:font-size="10pt" fo:font-weight="normal" officeooo:rsid="003c9d9c" officeooo:paragraph-rsid="0047c895" style:font-size-asian="8.75pt" style:font-weight-asian="normal" style:font-size-complex="10pt" style:font-weight-complex="normal"/>
    </style:style>
    <style:style style:name="P17" style:family="paragraph" style:parent-style-name="Standard" style:master-page-name="">
      <style:paragraph-properties fo:margin-left="0pt" fo:margin-right="0pt" fo:margin-top="2.01pt" fo:margin-bottom="0pt" style:contextual-spacing="false" fo:text-align="start" style:justify-single-word="false" fo:text-indent="0pt" style:auto-text-indent="false" style:page-number="auto" fo:keep-with-next="always"/>
      <style:text-properties style:font-name="DejaVu Sans Mono" fo:font-size="10pt" fo:font-weight="bold" officeooo:rsid="003c9d9c" officeooo:paragraph-rsid="0047c895" style:font-size-asian="8.75pt" style:font-weight-asian="bold" style:font-size-complex="10pt" style:font-weight-complex="bold"/>
    </style:style>
    <style:style style:name="P18" style:family="paragraph" style:parent-style-name="Standard" style:master-page-name="">
      <style:paragraph-properties fo:margin-left="0pt" fo:margin-right="0pt" fo:margin-top="0.99pt" fo:margin-bottom="0pt" style:contextual-spacing="false" fo:text-align="start" style:justify-single-word="false" fo:text-indent="0pt" style:auto-text-indent="false" style:page-number="auto" fo:keep-with-next="always"/>
      <style:text-properties style:font-name="DejaVu Sans Mono" fo:font-size="10pt" fo:font-weight="bold" officeooo:rsid="003e38e5" officeooo:paragraph-rsid="0047c895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margin-left="0pt" fo:margin-right="0pt" fo:margin-top="0.99pt" fo:margin-bottom="0pt" style:contextual-spacing="false" fo:text-align="start" style:justify-single-word="false" fo:text-indent="0pt" style:auto-text-indent="false" fo:keep-with-next="always"/>
      <style:text-properties style:font-name="DejaVu Sans Mono" fo:font-size="10pt" fo:font-weight="bold" officeooo:rsid="003e38e5" officeooo:paragraph-rsid="0047c895" style:font-size-asian="8.75pt" style:font-weight-asian="bold" style:font-size-complex="10pt" style:font-weight-complex="bold"/>
    </style:style>
    <style:style style:name="P20" style:family="paragraph" style:parent-style-name="Footnote">
      <style:text-properties style:font-name="Liberation Sans" fo:font-size="8pt" officeooo:rsid="000edfdb" officeooo:paragraph-rsid="000edfdb" style:font-size-asian="8pt" style:font-size-complex="8pt"/>
    </style:style>
    <style:style style:name="P21" style:family="paragraph" style:parent-style-name="Footnote">
      <style:text-properties style:font-name="DejaVu Sans" fo:font-size="8pt" officeooo:rsid="000edfdb" officeooo:paragraph-rsid="000edfdb" style:font-size-asian="8pt" style:font-size-complex="8pt"/>
    </style:style>
    <style:style style:name="P22" style:family="paragraph" style:parent-style-name="Footnote">
      <style:text-properties style:font-name="DejaVu Sans" fo:font-size="8pt" officeooo:rsid="0023cd16" officeooo:paragraph-rsid="0023cd16" style:font-size-asian="8pt" style:font-size-complex="8pt"/>
    </style:style>
    <style:style style:name="P23" style:family="paragraph" style:parent-style-name="Footnote">
      <style:text-properties style:font-name="DejaVu Sans" fo:font-size="8pt" officeooo:rsid="0010ba8b" officeooo:paragraph-rsid="0010ba8b" style:font-size-asian="8pt" style:font-size-complex="8pt"/>
    </style:style>
    <style:style style:name="P24" style:family="paragraph" style:parent-style-name="Footnote">
      <style:text-properties style:font-name="DejaVu Sans" fo:font-size="8pt" officeooo:rsid="0067ad42" officeooo:paragraph-rsid="0067ad42" style:font-size-asian="8pt" style:font-size-complex="8pt"/>
    </style:style>
    <style:style style:name="P25" style:family="paragraph" style:parent-style-name="Footnote">
      <style:text-properties officeooo:rsid="0033d743" officeooo:paragraph-rsid="0033d743"/>
    </style:style>
    <style:style style:name="P26" style:family="paragraph" style:parent-style-name="Footnote">
      <style:text-properties officeooo:rsid="0047c895" officeooo:paragraph-rsid="0047c895"/>
    </style:style>
    <style:style style:name="P27" style:family="paragraph" style:parent-style-name="Footnote">
      <style:text-properties fo:font-size="9pt" officeooo:rsid="006d385f" officeooo:paragraph-rsid="006d385f" style:font-size-asian="9pt" style:font-size-complex="9pt"/>
    </style:style>
    <style:style style:name="P28" style:family="paragraph" style:parent-style-name="Standard">
      <style:paragraph-properties fo:margin-left="54pt" fo:margin-right="0pt" fo:margin-top="0pt" fo:margin-bottom="0pt" style:contextual-spacing="false" fo:text-indent="0pt" style:auto-text-indent="false"/>
      <style:text-properties style:font-name="DejaVu Sans Mono" fo:font-size="10pt" fo:font-weight="normal" officeooo:rsid="0016bc2d" officeooo:paragraph-rsid="0016bc2d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54pt" fo:margin-right="0pt" fo:margin-top="0pt" fo:margin-bottom="0pt" style:contextual-spacing="false" fo:text-indent="0pt" style:auto-text-indent="false"/>
      <style:text-properties style:font-name="DejaVu Sans Mono" fo:font-size="10pt" fo:font-weight="normal" officeooo:rsid="0016bc2d" officeooo:paragraph-rsid="001787ee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54pt" fo:margin-right="0pt" fo:margin-top="0pt" fo:margin-bottom="0pt" style:contextual-spacing="false" fo:text-indent="0pt" style:auto-text-indent="false" fo:keep-with-next="always"/>
      <style:text-properties style:font-name="DejaVu Sans Mono" fo:font-size="10pt" fo:font-weight="normal" officeooo:rsid="0016bc2d" officeooo:paragraph-rsid="001787e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54pt" fo:margin-right="0pt" fo:margin-top="0pt" fo:margin-bottom="0pt" style:contextual-spacing="false" fo:text-indent="0pt" style:auto-text-indent="false" fo:keep-with-next="always"/>
      <style:text-properties style:font-name="DejaVu Sans Mono" fo:font-size="10pt" fo:font-weight="normal" officeooo:rsid="0016bc2d" officeooo:paragraph-rsid="0016bc2d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54pt" fo:margin-right="0pt" fo:margin-top="0pt" fo:margin-bottom="0pt" style:contextual-spacing="false" fo:text-indent="0pt" style:auto-text-indent="false" fo:keep-with-next="always"/>
      <style:text-properties style:font-name="DejaVu Sans Mono" fo:font-size="10pt" fo:font-weight="bold" officeooo:rsid="00392333" officeooo:paragraph-rsid="00392333" style:font-size-asian="10pt" style:font-weight-asian="bold" style:font-size-complex="10pt" style:font-weight-complex="bold"/>
    </style:style>
    <style:style style:name="P33" style:family="paragraph" style:parent-style-name="Standard" style:master-page-name="">
      <style:paragraph-properties fo:margin-left="54pt" fo:margin-right="0pt" fo:margin-top="0pt" fo:margin-bottom="0pt" style:contextual-spacing="false" fo:text-indent="0pt" style:auto-text-indent="false" style:page-number="auto" fo:keep-with-next="always"/>
      <style:text-properties style:font-name="DejaVu Sans Mono" fo:font-size="10pt" fo:font-weight="normal" officeooo:rsid="0016bc2d" officeooo:paragraph-rsid="001787ee" style:font-size-asian="10pt" style:font-weight-asian="normal" style:font-size-complex="10pt" style:font-weight-complex="normal"/>
    </style:style>
    <style:style style:name="P34" style:family="paragraph" style:parent-style-name="Standard" style:master-page-name="">
      <style:paragraph-properties fo:margin-left="54pt" fo:margin-right="0pt" fo:margin-top="0pt" fo:margin-bottom="0pt" style:contextual-spacing="false" fo:text-indent="0pt" style:auto-text-indent="false" style:page-number="auto" fo:keep-with-next="always"/>
      <style:text-properties style:font-name="DejaVu Sans Mono" fo:font-size="10pt" fo:font-weight="normal" officeooo:rsid="0016bc2d" officeooo:paragraph-rsid="0016bc2d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54pt" fo:margin-right="0pt" fo:margin-top="6.01pt" fo:margin-bottom="0pt" style:contextual-spacing="false" fo:text-indent="0pt" style:auto-text-indent="false"/>
      <style:text-properties style:font-name="DejaVu Sans" fo:font-size="11pt" fo:font-weight="normal" officeooo:rsid="0022bb1c" officeooo:paragraph-rsid="003a945a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left="54pt" fo:margin-right="0pt" fo:margin-top="6.01pt" fo:margin-bottom="0pt" style:contextual-spacing="false" fo:text-indent="0pt" style:auto-text-indent="false"/>
      <style:text-properties style:font-name="DejaVu Sans Mono" fo:font-size="10pt" fo:font-weight="bold" officeooo:rsid="0042a694" officeooo:paragraph-rsid="0042a694" style:font-size-asian="8.75pt" style:font-weight-asian="bold" style:font-size-complex="10pt" style:font-weight-complex="bold"/>
    </style:style>
    <style:style style:name="P37" style:family="paragraph" style:parent-style-name="Standard" style:master-page-name="">
      <style:paragraph-properties fo:margin-left="54pt" fo:margin-right="0pt" fo:margin-top="6.01pt" fo:margin-bottom="0pt" style:contextual-spacing="false" fo:text-indent="0pt" style:auto-text-indent="false" style:page-number="auto" fo:keep-with-next="always"/>
      <style:text-properties style:font-name="DejaVu Sans" fo:font-size="11pt" fo:font-weight="normal" officeooo:rsid="0022bb1c" officeooo:paragraph-rsid="003a945a" style:font-size-asian="9.60000038146973pt" style:font-weight-asian="normal" style:font-size-complex="11pt" style:font-weight-complex="normal"/>
    </style:style>
    <style:style style:name="P38" style:family="paragraph" style:parent-style-name="Standard" style:master-page-name="">
      <style:paragraph-properties fo:margin-left="54pt" fo:margin-right="0pt" fo:margin-top="6.01pt" fo:margin-bottom="0pt" style:contextual-spacing="false" fo:text-indent="0pt" style:auto-text-indent="false" style:page-number="auto" fo:keep-with-next="always"/>
      <style:text-properties style:font-name="DejaVu Sans Mono" fo:font-size="10pt" fo:font-weight="bold" officeooo:rsid="003c9d9c" officeooo:paragraph-rsid="003c9d9c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54pt" fo:margin-right="0pt" fo:margin-top="6.01pt" fo:margin-bottom="0pt" style:contextual-spacing="false" fo:text-indent="0pt" style:auto-text-indent="false" fo:keep-with-next="always"/>
      <style:text-properties style:font-name="DejaVu Sans Mono" fo:font-size="10pt" fo:font-weight="normal" officeooo:rsid="0016bc2d" officeooo:paragraph-rsid="0016bc2d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54pt" fo:margin-right="0pt" fo:margin-top="6.01pt" fo:margin-bottom="0pt" style:contextual-spacing="false" fo:text-indent="0pt" style:auto-text-indent="false" fo:keep-with-next="always"/>
      <style:text-properties style:font-name="DejaVu Sans Mono" fo:font-size="10pt" fo:font-weight="bold" officeooo:rsid="00392333" officeooo:paragraph-rsid="00392333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54pt" fo:margin-right="0pt" fo:margin-top="6.01pt" fo:margin-bottom="0pt" style:contextual-spacing="false" fo:text-indent="0pt" style:auto-text-indent="false" fo:keep-with-next="always"/>
      <style:text-properties style:font-name="DejaVu Sans Mono" fo:font-size="10pt" fo:font-weight="bold" officeooo:rsid="003bd1f3" officeooo:paragraph-rsid="003bd1f3" style:font-size-asian="10pt" style:font-weight-asian="bold" style:font-size-complex="10pt" style:font-weight-complex="bold"/>
    </style:style>
    <style:style style:name="P42" style:family="paragraph" style:parent-style-name="Standard" style:master-page-name="">
      <style:paragraph-properties fo:margin-left="54pt" fo:margin-right="0pt" fo:margin-top="2.01pt" fo:margin-bottom="0pt" style:contextual-spacing="false" fo:text-indent="0pt" style:auto-text-indent="false" style:page-number="auto"/>
      <style:text-properties style:font-name="DejaVu Sans Mono" fo:font-size="11pt" fo:font-weight="normal" officeooo:rsid="0018c3b6" officeooo:paragraph-rsid="0018c3b6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margin-left="54pt" fo:margin-right="0pt" fo:margin-top="2.01pt" fo:margin-bottom="0pt" style:contextual-spacing="false" fo:text-indent="0pt" style:auto-text-indent="false"/>
      <style:text-properties style:font-name="DejaVu Sans Mono" fo:font-size="10pt" fo:font-weight="bold" officeooo:rsid="003c9d9c" officeooo:paragraph-rsid="003c9d9c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54pt" fo:margin-right="0pt" fo:margin-top="2.01pt" fo:margin-bottom="0pt" style:contextual-spacing="false" fo:text-indent="0pt" style:auto-text-indent="false" fo:keep-with-next="always"/>
      <style:text-properties style:font-name="DejaVu Sans Mono" fo:font-size="10pt" fo:font-weight="bold" officeooo:rsid="00392333" officeooo:paragraph-rsid="00392333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54pt" fo:margin-right="0pt" fo:margin-top="4pt" fo:margin-bottom="0pt" style:contextual-spacing="false" fo:text-indent="0pt" style:auto-text-indent="false"/>
      <style:text-properties style:font-name="DejaVu Sans Mono" fo:font-size="11pt" fo:font-weight="normal" officeooo:rsid="0018c3b6" officeooo:paragraph-rsid="0018c3b6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margin-left="18pt" fo:margin-right="0pt" fo:margin-top="2.01pt" fo:margin-bottom="0pt" style:contextual-spacing="false" fo:text-indent="0pt" style:auto-text-indent="false"/>
      <style:text-properties style:font-name="DejaVu Sans" fo:font-size="10pt" fo:font-weight="normal" officeooo:rsid="000c70d4" officeooo:paragraph-rsid="000c70d4" style:font-size-asian="10pt" style:font-weight-asian="normal" style:font-size-complex="10pt" style:font-weight-complex="normal"/>
    </style:style>
    <style:style style:name="P47" style:family="paragraph" style:parent-style-name="Standard" style:master-page-name="">
      <style:paragraph-properties fo:margin-left="18pt" fo:margin-right="0pt" fo:margin-top="2.01pt" fo:margin-bottom="0pt" style:contextual-spacing="false" fo:text-indent="0pt" style:auto-text-indent="false" style:page-number="auto" fo:keep-with-next="always"/>
      <style:text-properties style:font-name="DejaVu Sans Mono" fo:font-size="10pt" fo:font-weight="normal" officeooo:rsid="003c9d9c" officeooo:paragraph-rsid="0047c895" style:font-size-asian="8.75pt" style:font-weight-asian="normal" style:font-size-complex="10pt" style:font-weight-complex="normal"/>
    </style:style>
    <style:style style:name="P48" style:family="paragraph" style:parent-style-name="Standard" style:master-page-name="">
      <style:paragraph-properties fo:margin-left="18pt" fo:margin-right="0pt" fo:margin-top="6.01pt" fo:margin-bottom="0pt" style:contextual-spacing="false" fo:text-indent="0pt" style:auto-text-indent="false" style:page-number="auto" fo:keep-with-next="always"/>
      <style:text-properties style:font-name="DejaVu Sans Mono" fo:font-size="10pt" fo:font-weight="bold" officeooo:rsid="003e38e5" officeooo:paragraph-rsid="0047c895" style:font-size-asian="8.75pt" style:font-weight-asian="bold" style:font-size-complex="10pt" style:font-weight-complex="bold"/>
    </style:style>
    <style:style style:name="P49" style:family="paragraph" style:parent-style-name="Standard" style:master-page-name="">
      <style:paragraph-properties fo:margin-left="18pt" fo:margin-right="0pt" fo:margin-top="0pt" fo:margin-bottom="0pt" style:contextual-spacing="false" fo:text-indent="0pt" style:auto-text-indent="false" style:page-number="auto" fo:keep-with-next="always"/>
      <style:text-properties style:font-name="DejaVu Sans Mono" fo:font-size="10pt" fo:font-weight="bold" officeooo:rsid="003e38e5" officeooo:paragraph-rsid="0047c895" style:font-size-asian="8.75pt" style:font-weight-asian="bold" style:font-size-complex="10pt" style:font-weight-complex="bold"/>
    </style:style>
    <style:style style:name="P50" style:family="paragraph" style:parent-style-name="Standard" style:master-page-name="">
      <style:paragraph-properties fo:margin-left="18pt" fo:margin-right="0pt" fo:margin-top="0.99pt" fo:margin-bottom="0pt" style:contextual-spacing="false" fo:text-indent="0pt" style:auto-text-indent="false" style:page-number="auto" fo:keep-with-next="always"/>
      <style:text-properties style:font-name="DejaVu Sans Mono" fo:font-size="10pt" fo:font-weight="bold" officeooo:rsid="003e38e5" officeooo:paragraph-rsid="0047c895" style:font-size-asian="8.75pt" style:font-weight-asian="bold" style:font-size-complex="10pt" style:font-weight-complex="bold"/>
    </style:style>
    <style:style style:name="P51" style:family="paragraph" style:parent-style-name="Standard">
      <style:paragraph-properties fo:margin-left="36pt" fo:margin-right="0pt" fo:margin-top="6.01pt" fo:margin-bottom="0pt" style:contextual-spacing="false" fo:text-indent="0pt" style:auto-text-indent="false"/>
      <style:text-properties style:font-name="DejaVu Sans" fo:font-size="11pt" fo:font-weight="normal" officeooo:rsid="0018c3b6" officeooo:paragraph-rsid="0018c3b6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margin-left="36pt" fo:margin-right="0pt" fo:margin-top="6.01pt" fo:margin-bottom="0pt" style:contextual-spacing="false" fo:text-indent="0pt" style:auto-text-indent="false"/>
      <style:text-properties style:font-name="DejaVu Sans" fo:font-size="11pt" fo:font-weight="normal" officeooo:rsid="0018c3b6" officeooo:paragraph-rsid="0025cbd7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margin-left="36pt" fo:margin-right="0pt" fo:margin-top="6.01pt" fo:margin-bottom="0pt" style:contextual-spacing="false" fo:text-indent="0pt" style:auto-text-indent="false"/>
      <style:text-properties style:font-name="DejaVu Sans" fo:font-size="11pt" fo:font-weight="normal" officeooo:rsid="00392333" officeooo:paragraph-rsid="00392333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margin-left="36pt" fo:margin-right="0pt" fo:margin-top="6.01pt" fo:margin-bottom="0pt" style:contextual-spacing="false" fo:text-indent="0pt" style:auto-text-indent="false"/>
      <style:text-properties style:font-name="DejaVu Sans" fo:font-size="11pt" fo:font-weight="normal" officeooo:rsid="001ed931" officeooo:paragraph-rsid="001ed931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margin-left="36pt" fo:margin-right="0pt" fo:margin-top="6.01pt" fo:margin-bottom="0pt" style:contextual-spacing="false" fo:text-indent="0pt" style:auto-text-indent="false"/>
      <style:text-properties style:font-name="DejaVu Sans" fo:font-size="11pt" fo:font-weight="normal" officeooo:rsid="003c9d9c" officeooo:paragraph-rsid="003c9d9c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margin-left="36pt" fo:margin-right="0pt" fo:margin-top="6.01pt" fo:margin-bottom="0pt" style:contextual-spacing="false" fo:text-indent="0pt" style:auto-text-indent="false"/>
      <style:text-properties style:font-name="DejaVu Sans" fo:font-size="11pt" fo:font-weight="normal" officeooo:rsid="0042a694" officeooo:paragraph-rsid="0042a694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margin-left="36pt" fo:margin-right="0pt" fo:margin-top="6.01pt" fo:margin-bottom="0pt" style:contextual-spacing="false" fo:text-indent="0pt" style:auto-text-indent="false"/>
      <style:text-properties style:font-name="DejaVu Sans" fo:font-size="11pt" fo:font-weight="normal" officeooo:rsid="0049f224" officeooo:paragraph-rsid="0049f224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margin-left="36pt" fo:margin-right="0pt" fo:margin-top="6.01pt" fo:margin-bottom="0pt" style:contextual-spacing="false" fo:text-indent="0pt" style:auto-text-indent="false"/>
      <style:text-properties style:font-name="DejaVu Sans" fo:font-size="11pt" fo:font-weight="normal" officeooo:rsid="004c9700" officeooo:paragraph-rsid="004c9700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margin-left="36pt" fo:margin-right="0pt" fo:margin-top="6.01pt" fo:margin-bottom="0pt" style:contextual-spacing="false" fo:text-indent="0pt" style:auto-text-indent="false"/>
      <style:text-properties style:font-name="DejaVu Sans" fo:font-size="11pt" fo:font-weight="normal" officeooo:rsid="006d385f" officeooo:paragraph-rsid="006d385f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margin-left="36pt" fo:margin-right="0pt" fo:margin-top="6.01pt" fo:margin-bottom="0pt" style:contextual-spacing="false" fo:text-indent="0pt" style:auto-text-indent="false"/>
      <style:text-properties style:font-name="DejaVu Sans" fo:font-size="11pt" fo:font-weight="normal" officeooo:rsid="006dde29" officeooo:paragraph-rsid="006dde29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margin-left="36pt" fo:margin-right="0pt" fo:margin-top="6.01pt" fo:margin-bottom="0pt" style:contextual-spacing="false" fo:text-indent="0pt" style:auto-text-indent="false" fo:keep-with-next="always"/>
      <style:text-properties style:font-name="DejaVu Sans" fo:font-size="11pt" fo:font-weight="normal" officeooo:rsid="0016bc2d" officeooo:paragraph-rsid="0016bc2d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margin-left="36pt" fo:margin-right="0pt" fo:margin-top="6.01pt" fo:margin-bottom="0pt" style:contextual-spacing="false" fo:text-indent="0pt" style:auto-text-indent="false" fo:keep-with-next="always"/>
      <style:text-properties style:font-name="DejaVu Sans" fo:font-size="11pt" fo:font-weight="normal" officeooo:rsid="0022bb1c" officeooo:paragraph-rsid="003a945a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margin-left="36pt" fo:margin-right="0pt" fo:margin-top="6.01pt" fo:margin-bottom="0pt" style:contextual-spacing="false" fo:text-indent="0pt" style:auto-text-indent="false" fo:keep-with-next="always"/>
      <style:text-properties style:font-name="DejaVu Sans" fo:font-size="11pt" fo:font-weight="normal" officeooo:rsid="00392333" officeooo:paragraph-rsid="00392333" style:font-size-asian="9.60000038146973pt" style:font-weight-asian="normal" style:font-size-complex="11pt" style:font-weight-complex="normal"/>
    </style:style>
    <style:style style:name="P64" style:family="paragraph" style:parent-style-name="Standard">
      <style:paragraph-properties fo:margin-left="36pt" fo:margin-right="0pt" fo:margin-top="6.01pt" fo:margin-bottom="0pt" style:contextual-spacing="false" fo:text-indent="0pt" style:auto-text-indent="false" fo:keep-with-next="always"/>
      <style:text-properties style:font-name="DejaVu Sans" fo:font-size="11pt" fo:font-weight="normal" officeooo:rsid="003bd1f3" officeooo:paragraph-rsid="003bd1f3" style:font-size-asian="9.60000038146973pt" style:font-weight-asian="normal" style:font-size-complex="11pt" style:font-weight-complex="normal"/>
    </style:style>
    <style:style style:name="P65" style:family="paragraph" style:parent-style-name="Standard">
      <style:paragraph-properties fo:margin-left="36pt" fo:margin-right="0pt" fo:margin-top="6.01pt" fo:margin-bottom="0pt" style:contextual-spacing="false" fo:text-indent="0pt" style:auto-text-indent="false" fo:keep-with-next="always"/>
      <style:text-properties style:font-name="DejaVu Sans" fo:font-size="11pt" fo:font-weight="normal" officeooo:rsid="003bd1f3" officeooo:paragraph-rsid="0042a694" style:font-size-asian="9.60000038146973pt" style:font-weight-asian="normal" style:font-size-complex="11pt" style:font-weight-complex="normal"/>
    </style:style>
    <style:style style:name="P66" style:family="paragraph" style:parent-style-name="Standard" style:master-page-name="">
      <style:paragraph-properties fo:margin-left="36pt" fo:margin-right="0pt" fo:margin-top="6.01pt" fo:margin-bottom="0pt" style:contextual-spacing="false" fo:keep-together="always" fo:text-indent="0pt" style:auto-text-indent="false" style:page-number="auto"/>
      <style:text-properties style:font-name="DejaVu Sans" fo:font-size="11pt" fo:font-weight="normal" officeooo:rsid="001dd04a" officeooo:paragraph-rsid="004474bd" style:font-size-asian="9.60000038146973pt" style:font-weight-asian="normal" style:font-size-complex="11pt" style:font-weight-complex="normal"/>
    </style:style>
    <style:style style:name="P67" style:family="paragraph" style:parent-style-name="Standard" style:master-page-name="">
      <style:paragraph-properties fo:margin-left="36pt" fo:margin-right="0pt" fo:margin-top="6.01pt" fo:margin-bottom="0pt" style:contextual-spacing="false" fo:text-indent="0pt" style:auto-text-indent="false" style:page-number="auto"/>
      <style:text-properties style:font-name="DejaVu Sans" fo:font-size="11pt" fo:font-weight="normal" officeooo:rsid="006d155e" officeooo:paragraph-rsid="00707b93" style:font-size-asian="9.60000038146973pt" style:font-weight-asian="normal" style:font-size-complex="11pt" style:font-weight-complex="normal"/>
    </style:style>
    <style:style style:name="P68" style:family="paragraph" style:parent-style-name="Standard" style:master-page-name="">
      <style:paragraph-properties fo:margin-left="36pt" fo:margin-right="0pt" fo:margin-top="6.01pt" fo:margin-bottom="0pt" style:contextual-spacing="false" fo:text-indent="0pt" style:auto-text-indent="false" style:page-number="auto" fo:keep-with-next="always"/>
      <style:text-properties style:font-name="DejaVu Sans" fo:font-size="11pt" fo:font-weight="normal" officeooo:rsid="003c9d9c" officeooo:paragraph-rsid="003c9d9c" style:font-size-asian="9.60000038146973pt" style:font-weight-asian="normal" style:font-size-complex="11pt" style:font-weight-complex="normal"/>
    </style:style>
    <style:style style:name="P69" style:family="paragraph" style:parent-style-name="Standard">
      <style:paragraph-properties fo:margin-left="36pt" fo:margin-right="0pt" fo:margin-top="4pt" fo:margin-bottom="0pt" style:contextual-spacing="false" fo:text-indent="0pt" style:auto-text-indent="false"/>
      <style:text-properties style:font-name="DejaVu Sans" fo:font-size="11pt" fo:font-weight="normal" officeooo:rsid="00512286" officeooo:paragraph-rsid="00512286" style:font-size-asian="9.60000038146973pt" style:font-weight-asian="normal" style:font-size-complex="11pt" style:font-weight-complex="normal"/>
    </style:style>
    <style:style style:name="P70" style:family="paragraph" style:parent-style-name="Standard" style:master-page-name="">
      <style:paragraph-properties fo:margin-left="18pt" fo:margin-right="-11.99pt" fo:margin-top="2.01pt" fo:margin-bottom="0pt" style:contextual-spacing="false" fo:text-indent="0pt" style:auto-text-indent="false" style:page-number="auto"/>
      <style:text-properties style:font-name="DejaVu Sans" fo:font-size="10pt" fo:font-weight="normal" officeooo:rsid="000b4e87" officeooo:paragraph-rsid="000b4e87" style:font-size-asian="10pt" style:font-weight-asian="normal" style:font-size-complex="10pt" style:font-weight-complex="normal"/>
    </style:style>
    <style:style style:name="P71" style:family="paragraph" style:parent-style-name="Standard" style:master-page-name="">
      <style:paragraph-properties fo:margin-left="144pt" fo:margin-right="0pt" fo:margin-top="6.01pt" fo:margin-bottom="0pt" style:contextual-spacing="false" fo:text-align="start" style:justify-single-word="false" fo:text-indent="0pt" style:auto-text-indent="false" style:page-number="auto"/>
      <style:text-properties style:font-name="DejaVu Sans Mono" fo:font-size="10pt" fo:font-weight="bold" officeooo:rsid="003e38e5" officeooo:paragraph-rsid="0047c895" style:font-size-asian="8.75pt" style:font-weight-asian="bold" style:font-size-complex="10pt" style:font-weight-complex="bold"/>
    </style:style>
    <style:style style:name="P72" style:family="paragraph" style:parent-style-name="Standard">
      <style:paragraph-properties fo:margin-left="144pt" fo:margin-right="0pt" fo:margin-top="2.01pt" fo:margin-bottom="0pt" style:contextual-spacing="false" fo:text-align="start" style:justify-single-word="false" fo:text-indent="0pt" style:auto-text-indent="false"/>
      <style:text-properties style:font-name="DejaVu Sans Mono" fo:font-size="10pt" fo:font-weight="bold" officeooo:rsid="003e38e5" officeooo:paragraph-rsid="0047c895" style:font-size-asian="8.75pt" style:font-weight-asian="bold" style:font-size-complex="10pt" style:font-weight-complex="bold"/>
    </style:style>
    <style:style style:name="P73" style:family="paragraph" style:parent-style-name="Standard">
      <style:paragraph-properties fo:margin-left="54pt" fo:margin-right="0pt" fo:margin-top="4pt" fo:margin-bottom="0pt" style:contextual-spacing="false" fo:text-indent="-18pt" style:auto-text-indent="false">
        <style:tab-stops/>
      </style:paragraph-properties>
      <style:text-properties style:font-name="DejaVu Sans" fo:font-size="11pt" fo:font-weight="normal" officeooo:rsid="0065e031" officeooo:paragraph-rsid="0065e031" style:font-size-asian="9.60000038146973pt" style:font-weight-asian="normal" style:font-size-complex="11pt" style:font-weight-complex="normal"/>
    </style:style>
    <style:style style:name="P74" style:family="paragraph" style:parent-style-name="Standard" style:list-style-name="L1">
      <style:paragraph-properties fo:margin-left="18pt" fo:margin-right="0pt" fo:margin-top="6.01pt" fo:margin-bottom="0pt" style:contextual-spacing="false" fo:text-indent="-18pt" style:auto-text-indent="false"/>
      <style:text-properties style:font-name="DejaVu Sans" fo:font-size="10pt" fo:font-weight="normal" officeooo:rsid="0009d198" officeooo:paragraph-rsid="0009d198" style:font-size-asian="10pt" style:font-weight-asian="normal" style:font-size-complex="10pt" style:font-weight-complex="normal"/>
    </style:style>
    <style:style style:name="P75" style:family="paragraph" style:parent-style-name="Standard" style:list-style-name="L1">
      <style:paragraph-properties fo:margin-left="18pt" fo:margin-right="0pt" fo:margin-top="6.01pt" fo:margin-bottom="0pt" style:contextual-spacing="false" fo:text-indent="-18pt" style:auto-text-indent="false"/>
      <style:text-properties style:font-name="DejaVu Sans" fo:font-size="10.5pt" fo:font-weight="normal" officeooo:rsid="0009d198" officeooo:paragraph-rsid="0009d198" style:font-size-asian="10.5pt" style:font-weight-asian="normal" style:font-size-complex="10.5pt" style:font-weight-complex="normal"/>
    </style:style>
    <style:style style:name="P76" style:family="paragraph" style:parent-style-name="Standard" style:list-style-name="L1" style:master-page-name="">
      <style:paragraph-properties fo:margin-left="18pt" fo:margin-right="-4.99pt" fo:margin-top="6.01pt" fo:margin-bottom="0pt" style:contextual-spacing="false" fo:text-indent="-18pt" style:auto-text-indent="false" style:page-number="auto">
        <style:tab-stops/>
      </style:paragraph-properties>
      <style:text-properties officeooo:paragraph-rsid="0009d198"/>
    </style:style>
    <style:style style:name="P77" style:family="paragraph" style:parent-style-name="Standard" style:list-style-name="L2" style:master-page-name="">
      <style:paragraph-properties fo:margin-top="18pt" fo:margin-bottom="0pt" style:contextual-spacing="false" style:page-number="auto"/>
      <style:text-properties style:font-name="DejaVu Sans" fo:font-size="11pt" fo:font-weight="normal" officeooo:rsid="000e3a48" officeooo:paragraph-rsid="000e3a48" style:font-size-asian="9.60000038146973pt" style:font-weight-asian="normal" style:font-size-complex="11pt" style:font-weight-complex="normal"/>
    </style:style>
    <style:style style:name="P78" style:family="paragraph" style:parent-style-name="Standard" style:list-style-name="L2" style:master-page-name="">
      <style:paragraph-properties fo:margin-top="18pt" fo:margin-bottom="0pt" style:contextual-spacing="false" fo:keep-together="always" style:page-number="auto"/>
      <style:text-properties style:font-name="DejaVu Sans" fo:font-size="11pt" fo:font-weight="normal" officeooo:rsid="0018c3b6" officeooo:paragraph-rsid="00203b87" style:font-size-asian="9.60000038146973pt" style:font-weight-asian="normal" style:font-size-complex="11pt" style:font-weight-complex="normal"/>
    </style:style>
    <style:style style:name="P79" style:family="paragraph" style:parent-style-name="Standard" style:list-style-name="L2" style:master-page-name="">
      <style:paragraph-properties fo:margin-top="18pt" fo:margin-bottom="0pt" style:contextual-spacing="false" fo:keep-together="always" style:page-number="auto"/>
      <style:text-properties style:font-name="DejaVu Sans" fo:font-size="11pt" fo:font-weight="normal" officeooo:rsid="001a0aa4" officeooo:paragraph-rsid="00203b87" style:font-size-asian="9.60000038146973pt" style:font-weight-asian="normal" style:font-size-complex="11pt" style:font-weight-complex="normal"/>
    </style:style>
    <style:style style:name="P80" style:family="paragraph" style:parent-style-name="Standard" style:list-style-name="L2" style:master-page-name="">
      <style:paragraph-properties fo:margin-top="18pt" fo:margin-bottom="0pt" style:contextual-spacing="false" fo:keep-together="always" style:page-number="auto"/>
      <style:text-properties style:font-name="DejaVu Sans" fo:font-size="11pt" fo:font-weight="normal" officeooo:rsid="001a0aa4" officeooo:paragraph-rsid="001a0aa4" style:font-size-asian="9.60000038146973pt" style:font-weight-asian="normal" style:font-size-complex="11pt" style:font-weight-complex="normal"/>
    </style:style>
    <style:style style:name="P81" style:family="paragraph" style:parent-style-name="Standard" style:list-style-name="L2" style:master-page-name="">
      <style:paragraph-properties fo:margin-top="18pt" fo:margin-bottom="0pt" style:contextual-spacing="false" fo:keep-together="always" style:page-number="auto"/>
      <style:text-properties style:font-name="DejaVu Sans" fo:font-size="11pt" fo:font-weight="normal" officeooo:rsid="001ed931" officeooo:paragraph-rsid="001ed931" style:font-size-asian="9.60000038146973pt" style:font-weight-asian="normal" style:font-size-complex="11pt" style:font-weight-complex="normal"/>
    </style:style>
    <style:style style:name="P82" style:family="paragraph" style:parent-style-name="Standard" style:list-style-name="L2" style:master-page-name="">
      <style:paragraph-properties fo:margin-top="18pt" fo:margin-bottom="0pt" style:contextual-spacing="false" fo:keep-together="always" style:page-number="auto"/>
      <style:text-properties style:font-name="DejaVu Sans" fo:font-size="11pt" fo:font-weight="normal" officeooo:rsid="00284065" officeooo:paragraph-rsid="00284065" style:font-size-asian="9.60000038146973pt" style:font-weight-asian="normal" style:font-size-complex="11pt" style:font-weight-complex="normal"/>
    </style:style>
    <style:style style:name="P83" style:family="paragraph" style:parent-style-name="Standard" style:list-style-name="L3" style:master-page-name="">
      <style:paragraph-properties fo:margin-top="18pt" fo:margin-bottom="0pt" style:contextual-spacing="false" fo:keep-together="always" style:page-number="auto"/>
      <style:text-properties style:font-name="DejaVu Sans" fo:font-size="11pt" fo:font-weight="normal" officeooo:rsid="001f686d" officeooo:paragraph-rsid="001f686d" style:font-size-asian="9.60000038146973pt" style:font-weight-asian="normal" style:font-size-complex="11pt" style:font-weight-complex="normal"/>
    </style:style>
    <style:style style:name="P84" style:family="paragraph" style:parent-style-name="Standard" style:list-style-name="L8" style:master-page-name="">
      <style:paragraph-properties fo:margin-top="18pt" fo:margin-bottom="0pt" style:contextual-spacing="false" style:page-number="auto"/>
      <style:text-properties style:font-name="DejaVu Sans" fo:font-size="11pt" fo:font-weight="normal" officeooo:rsid="006d155e" officeooo:paragraph-rsid="006d155e" style:font-size-asian="9.60000038146973pt" style:font-weight-asian="normal" style:font-size-complex="11pt" style:font-weight-complex="normal"/>
    </style:style>
    <style:style style:name="P85" style:family="paragraph" style:parent-style-name="Standard" style:list-style-name="L2" style:master-page-name="">
      <style:paragraph-properties fo:margin-top="18pt" fo:margin-bottom="0pt" style:contextual-spacing="false" fo:keep-together="always" style:page-number="auto" fo:keep-with-next="always"/>
      <style:text-properties style:font-name="DejaVu Sans" fo:font-size="11pt" fo:font-weight="normal" officeooo:rsid="0022bb1c" officeooo:paragraph-rsid="003a945a" style:font-size-asian="9.60000038146973pt" style:font-weight-asian="normal" style:font-size-complex="11pt" style:font-weight-complex="normal"/>
    </style:style>
    <style:style style:name="P86" style:family="paragraph" style:parent-style-name="Standard" style:list-style-name="L2" style:master-page-name="">
      <style:paragraph-properties fo:margin-top="18pt" fo:margin-bottom="0pt" style:contextual-spacing="false" style:page-number="auto" fo:keep-with-next="always"/>
      <style:text-properties style:font-name="DejaVu Sans" fo:font-size="11pt" fo:font-weight="normal" officeooo:rsid="001af648" officeooo:paragraph-rsid="001af648" style:font-size-asian="9.60000038146973pt" style:font-weight-asian="normal" style:font-size-complex="11pt" style:font-weight-complex="normal"/>
    </style:style>
    <style:style style:name="P87" style:family="paragraph" style:parent-style-name="Standard" style:list-style-name="L2" style:master-page-name="">
      <style:paragraph-properties fo:margin-top="18pt" fo:margin-bottom="0pt" style:contextual-spacing="false" fo:keep-together="always" style:page-number="auto" fo:keep-with-next="always"/>
      <style:text-properties style:font-name="DejaVu Sans" fo:font-size="11pt" fo:font-weight="normal" officeooo:rsid="00392333" officeooo:paragraph-rsid="00392333" style:font-size-asian="9.60000038146973pt" style:font-weight-asian="normal" style:font-size-complex="11pt" style:font-weight-complex="normal"/>
    </style:style>
    <style:style style:name="P88" style:family="paragraph" style:parent-style-name="Standard" style:list-style-name="L2" style:master-page-name="">
      <style:paragraph-properties fo:margin-top="18pt" fo:margin-bottom="0pt" style:contextual-spacing="false" fo:keep-together="always" style:page-number="auto" fo:keep-with-next="always"/>
      <style:text-properties style:font-name="DejaVu Sans" fo:font-size="11pt" fo:font-weight="normal" officeooo:rsid="001dd04a" officeooo:paragraph-rsid="004474bd" style:font-size-asian="9.60000038146973pt" style:font-weight-asian="normal" style:font-size-complex="11pt" style:font-weight-complex="normal"/>
    </style:style>
    <style:style style:name="P89" style:family="paragraph" style:parent-style-name="Standard" style:list-style-name="L3" style:master-page-name="">
      <style:paragraph-properties fo:margin-top="18pt" fo:margin-bottom="0pt" style:contextual-spacing="false" fo:keep-together="always" style:page-number="auto" fo:keep-with-next="always"/>
      <style:text-properties style:font-name="DejaVu Sans" fo:font-size="11pt" fo:font-weight="normal" officeooo:rsid="0016bc2d" officeooo:paragraph-rsid="0016bc2d" style:font-size-asian="9.60000038146973pt" style:font-weight-asian="normal" style:font-size-complex="11pt" style:font-weight-complex="normal"/>
    </style:style>
    <style:style style:name="P90" style:family="paragraph" style:parent-style-name="Standard" style:list-style-name="L3" style:master-page-name="">
      <style:paragraph-properties fo:margin-top="18pt" fo:margin-bottom="0pt" style:contextual-spacing="false" fo:keep-together="always" style:page-number="auto" fo:keep-with-next="always"/>
      <style:text-properties style:font-name="DejaVu Sans" fo:font-size="11pt" fo:font-weight="normal" officeooo:rsid="001787ee" officeooo:paragraph-rsid="001787ee" style:font-size-asian="9.60000038146973pt" style:font-weight-asian="normal" style:font-size-complex="11pt" style:font-weight-complex="normal"/>
    </style:style>
    <style:style style:name="P91" style:family="paragraph" style:parent-style-name="Standard" style:list-style-name="L3" style:master-page-name="">
      <style:paragraph-properties fo:margin-top="18pt" fo:margin-bottom="0pt" style:contextual-spacing="false" fo:keep-together="always" style:page-number="auto" fo:keep-with-next="always"/>
      <style:text-properties style:font-name="DejaVu Sans" fo:font-size="11pt" fo:font-weight="normal" officeooo:rsid="0052bcb5" officeooo:paragraph-rsid="0052bcb5" style:font-size-asian="9.60000038146973pt" style:font-weight-asian="normal" style:font-size-complex="11pt" style:font-weight-complex="normal"/>
    </style:style>
    <style:style style:name="P92" style:family="paragraph" style:parent-style-name="Standard" style:list-style-name="L3" style:master-page-name="">
      <style:paragraph-properties fo:margin-top="18pt" fo:margin-bottom="0pt" style:contextual-spacing="false" style:page-number="auto" fo:keep-with-next="always"/>
      <style:text-properties style:font-name="DejaVu Sans" fo:font-size="11pt" fo:font-weight="normal" officeooo:rsid="0056d139" officeooo:paragraph-rsid="0058495f" style:font-size-asian="9.60000038146973pt" style:font-weight-asian="normal" style:font-size-complex="11pt" style:font-weight-complex="normal"/>
    </style:style>
    <style:style style:name="P93" style:family="paragraph" style:parent-style-name="Standard" style:list-style-name="L2">
      <style:paragraph-properties fo:margin-top="18pt" fo:margin-bottom="0pt" style:contextual-spacing="false"/>
      <style:text-properties style:font-name="DejaVu Sans" fo:font-size="11pt" fo:font-weight="normal" officeooo:rsid="00284065" officeooo:paragraph-rsid="00284065" style:font-size-asian="9.60000038146973pt" style:font-weight-asian="normal" style:font-size-complex="11pt" style:font-weight-complex="normal"/>
    </style:style>
    <style:style style:name="P94" style:family="paragraph" style:parent-style-name="Standard" style:list-style-name="L2">
      <style:paragraph-properties fo:margin-top="18pt" fo:margin-bottom="0pt" style:contextual-spacing="false"/>
      <style:text-properties style:font-name="DejaVu Sans" fo:font-size="11pt" fo:font-weight="normal" officeooo:rsid="0018c3b6" officeooo:paragraph-rsid="0018c3b6" style:font-size-asian="9.60000038146973pt" style:font-weight-asian="normal" style:font-size-complex="11pt" style:font-weight-complex="normal"/>
    </style:style>
    <style:style style:name="P95" style:family="paragraph" style:parent-style-name="Standard" style:list-style-name="L2">
      <style:paragraph-properties fo:margin-top="18pt" fo:margin-bottom="0pt" style:contextual-spacing="false"/>
      <style:text-properties style:font-name="DejaVu Sans" fo:font-size="11pt" fo:font-weight="normal" officeooo:rsid="0018c3b6" officeooo:paragraph-rsid="00203b87" style:font-size-asian="9.60000038146973pt" style:font-weight-asian="normal" style:font-size-complex="11pt" style:font-weight-complex="normal"/>
    </style:style>
    <style:style style:name="P96" style:family="paragraph" style:parent-style-name="Standard" style:list-style-name="L2">
      <style:paragraph-properties fo:margin-top="18pt" fo:margin-bottom="0pt" style:contextual-spacing="false"/>
      <style:text-properties style:font-name="DejaVu Sans" fo:font-size="11pt" fo:font-weight="normal" officeooo:rsid="001a0aa4" officeooo:paragraph-rsid="001a0aa4" style:font-size-asian="9.60000038146973pt" style:font-weight-asian="normal" style:font-size-complex="11pt" style:font-weight-complex="normal"/>
    </style:style>
    <style:style style:name="P97" style:family="paragraph" style:parent-style-name="Standard" style:list-style-name="L2">
      <style:paragraph-properties fo:margin-top="18pt" fo:margin-bottom="0pt" style:contextual-spacing="false"/>
      <style:text-properties style:font-name="DejaVu Sans" fo:font-size="11pt" fo:font-weight="normal" officeooo:rsid="00203b87" officeooo:paragraph-rsid="00203b87" style:font-size-asian="9.60000038146973pt" style:font-weight-asian="normal" style:font-size-complex="11pt" style:font-weight-complex="normal"/>
    </style:style>
    <style:style style:name="P98" style:family="paragraph" style:parent-style-name="Standard" style:list-style-name="L2">
      <style:paragraph-properties fo:margin-top="18pt" fo:margin-bottom="0pt" style:contextual-spacing="false"/>
      <style:text-properties style:font-name="DejaVu Sans" fo:font-size="11pt" fo:font-weight="normal" officeooo:rsid="00208084" officeooo:paragraph-rsid="00208084" style:font-size-asian="9.60000038146973pt" style:font-weight-asian="normal" style:font-size-complex="11pt" style:font-weight-complex="normal"/>
    </style:style>
    <style:style style:name="P99" style:family="paragraph" style:parent-style-name="Standard" style:list-style-name="L2">
      <style:paragraph-properties fo:margin-top="18pt" fo:margin-bottom="0pt" style:contextual-spacing="false"/>
      <style:text-properties style:font-name="DejaVu Sans" fo:font-size="11pt" fo:font-weight="normal" officeooo:rsid="0049ed46" officeooo:paragraph-rsid="0049ed46" style:font-size-asian="9.60000038146973pt" style:font-weight-asian="normal" style:font-size-complex="11pt" style:font-weight-complex="normal"/>
    </style:style>
    <style:style style:name="P100" style:family="paragraph" style:parent-style-name="Standard" style:list-style-name="L3">
      <style:paragraph-properties fo:margin-top="18pt" fo:margin-bottom="0pt" style:contextual-spacing="false"/>
      <style:text-properties style:font-name="DejaVu Sans" fo:font-size="11pt" fo:font-weight="normal" officeooo:rsid="0056d139" officeooo:paragraph-rsid="0056d139" style:font-size-asian="9.60000038146973pt" style:font-weight-asian="normal" style:font-size-complex="11pt" style:font-weight-complex="normal"/>
    </style:style>
    <style:style style:name="P101" style:family="paragraph" style:parent-style-name="Standard" style:list-style-name="L3">
      <style:paragraph-properties fo:margin-top="18pt" fo:margin-bottom="0pt" style:contextual-spacing="false"/>
      <style:text-properties style:font-name="DejaVu Sans" fo:font-size="11pt" fo:font-weight="normal" officeooo:rsid="00602ad3" officeooo:paragraph-rsid="00602ad3" style:font-size-asian="9.60000038146973pt" style:font-weight-asian="normal" style:font-size-complex="11pt" style:font-weight-complex="normal"/>
    </style:style>
    <style:style style:name="P102" style:family="paragraph" style:parent-style-name="Standard" style:list-style-name="L3">
      <style:paragraph-properties fo:margin-top="18pt" fo:margin-bottom="0pt" style:contextual-spacing="false"/>
      <style:text-properties style:font-name="DejaVu Sans" fo:font-size="11pt" fo:font-weight="normal" officeooo:rsid="0065344c" officeooo:paragraph-rsid="0065344c" style:font-size-asian="9.60000038146973pt" style:font-weight-asian="normal" style:font-size-complex="11pt" style:font-weight-complex="normal"/>
    </style:style>
    <style:style style:name="P103" style:family="paragraph" style:parent-style-name="Standard" style:list-style-name="L8">
      <style:paragraph-properties fo:margin-top="18pt" fo:margin-bottom="0pt" style:contextual-spacing="false"/>
      <style:text-properties style:font-name="DejaVu Sans" fo:font-size="11pt" fo:font-weight="normal" officeooo:rsid="006f9683" officeooo:paragraph-rsid="006f9683" style:font-size-asian="9.60000038146973pt" style:font-weight-asian="normal" style:font-size-complex="11pt" style:font-weight-complex="normal"/>
    </style:style>
    <style:style style:name="P104" style:family="paragraph" style:parent-style-name="Standard" style:list-style-name="L8">
      <style:paragraph-properties fo:margin-top="18pt" fo:margin-bottom="0pt" style:contextual-spacing="false"/>
      <style:text-properties style:font-name="DejaVu Sans" fo:font-size="11pt" fo:font-weight="normal" officeooo:rsid="00083208" officeooo:paragraph-rsid="00083208" style:font-size-asian="9.60000038146973pt" style:font-weight-asian="normal" style:font-size-complex="11pt" style:font-weight-complex="normal"/>
    </style:style>
    <style:style style:name="P105" style:family="paragraph" style:parent-style-name="Standard" style:list-style-name="L8">
      <style:paragraph-properties fo:margin-top="18pt" fo:margin-bottom="0pt" style:contextual-spacing="false"/>
      <style:text-properties style:font-name="DejaVu Sans" fo:font-size="11pt" fo:font-weight="normal" officeooo:rsid="000c70d4" officeooo:paragraph-rsid="000c70d4" style:font-size-asian="9.60000038146973pt" style:font-weight-asian="normal" style:font-size-complex="11pt" style:font-weight-complex="normal"/>
    </style:style>
    <style:style style:name="P106" style:family="paragraph" style:parent-style-name="Standard" style:list-style-name="L2" style:master-page-name="">
      <style:paragraph-properties fo:margin-top="18pt" fo:margin-bottom="3pt" style:contextual-spacing="false" fo:keep-together="always" style:page-number="auto" fo:keep-with-next="always"/>
      <style:text-properties style:font-name="DejaVu Sans" fo:font-size="11pt" fo:font-weight="normal" officeooo:rsid="003c9d9c" officeooo:paragraph-rsid="003c9d9c" style:font-size-asian="9.60000038146973pt" style:font-weight-asian="normal" style:font-size-complex="11pt" style:font-weight-complex="normal"/>
    </style:style>
    <style:style style:name="P107" style:family="paragraph" style:parent-style-name="Standard" style:list-style-name="L3">
      <style:paragraph-properties fo:margin-left="54pt" fo:margin-right="0pt" fo:margin-top="6.01pt" fo:margin-bottom="0pt" style:contextual-spacing="false" fo:text-indent="-18pt" style:auto-text-indent="false" fo:keep-with-next="always"/>
      <style:text-properties style:font-name="DejaVu Sans" fo:font-size="11pt" fo:font-weight="normal" officeooo:rsid="001787ee" officeooo:paragraph-rsid="001787ee" style:font-size-asian="9.60000038146973pt" style:font-weight-asian="normal" style:font-size-complex="11pt" style:font-weight-complex="normal"/>
    </style:style>
    <style:style style:name="P108" style:family="paragraph" style:parent-style-name="Standard" style:list-style-name="L3">
      <style:paragraph-properties fo:margin-left="54pt" fo:margin-right="0pt" fo:margin-top="4pt" fo:margin-bottom="0pt" style:contextual-spacing="false" fo:text-indent="-18pt" style:auto-text-indent="false"/>
      <style:text-properties style:font-name="DejaVu Sans Mono" fo:font-size="10pt" fo:font-style="normal" style:text-underline-style="none" fo:font-weight="bold" officeooo:rsid="0065344c" officeooo:paragraph-rsid="0065344c" style:font-size-asian="10pt" style:font-style-asian="normal" style:font-weight-asian="bold" style:font-size-complex="10pt" style:font-style-complex="normal" style:font-weight-complex="bold"/>
    </style:style>
    <style:style style:name="P109" style:family="paragraph" style:parent-style-name="Standard" style:list-style-name="L3">
      <style:paragraph-properties fo:margin-left="54pt" fo:margin-right="0pt" fo:margin-top="0.99pt" fo:margin-bottom="0pt" style:contextual-spacing="false" fo:text-indent="-18pt" style:auto-text-indent="false"/>
      <style:text-properties style:font-name="DejaVu Sans Mono" fo:font-size="10pt" fo:font-style="normal" style:text-underline-style="none" fo:font-weight="bold" officeooo:rsid="0065344c" officeooo:paragraph-rsid="0065344c" style:font-size-asian="10pt" style:font-style-asian="normal" style:font-weight-asian="bold" style:font-size-complex="10pt" style:font-style-complex="normal" style:font-weight-complex="bold"/>
    </style:style>
    <style:style style:name="P110" style:family="paragraph" style:parent-style-name="Standard" style:list-style-name="L3">
      <style:paragraph-properties fo:margin-left="54pt" fo:margin-right="0pt" fo:margin-top="0.99pt" fo:margin-bottom="0pt" style:contextual-spacing="false" fo:text-indent="-18pt" style:auto-text-indent="false"/>
      <style:text-properties style:font-name="DejaVu Sans Mono" fo:font-size="10pt" fo:font-weight="bold" officeooo:rsid="0065344c" officeooo:paragraph-rsid="0065344c" style:font-size-asian="10pt" style:font-weight-asian="bold" style:font-size-complex="10pt" style:font-weight-complex="bold"/>
    </style:style>
    <style:style style:name="P111" style:family="paragraph" style:parent-style-name="Standard" style:list-style-name="L4" style:master-page-name="">
      <style:paragraph-properties fo:margin-left="64.01pt" fo:margin-right="10.01pt" fo:margin-top="6.01pt" fo:margin-bottom="0pt" style:contextual-spacing="false" fo:orphans="2" fo:text-indent="-10.01pt" style:auto-text-indent="false" style:page-number="auto" fo:keep-with-next="always">
        <style:tab-stops/>
      </style:paragraph-properties>
      <style:text-properties officeooo:rsid="0052bcb5" officeooo:paragraph-rsid="0052bcb5"/>
    </style:style>
    <style:style style:name="P112" style:family="paragraph" style:parent-style-name="Standard" style:list-style-name="L4">
      <style:paragraph-properties fo:margin-left="64.01pt" fo:margin-right="10.01pt" fo:margin-top="2.01pt" fo:margin-bottom="0pt" style:contextual-spacing="false" fo:orphans="2" fo:text-indent="-10.01pt" style:auto-text-indent="false">
        <style:tab-stops/>
      </style:paragraph-properties>
      <style:text-properties style:font-name="DejaVu Sans" fo:font-size="11pt" fo:font-weight="normal" officeooo:rsid="0052bcb5" officeooo:paragraph-rsid="0052bcb5" style:font-size-asian="9.60000038146973pt" style:font-weight-asian="normal" style:font-size-complex="11pt" style:font-weight-complex="normal"/>
    </style:style>
    <style:style style:name="P113" style:family="paragraph" style:parent-style-name="Standard" style:list-style-name="L5">
      <style:paragraph-properties fo:margin-left="64.01pt" fo:margin-right="10.01pt" fo:margin-top="2.01pt" fo:margin-bottom="0pt" style:contextual-spacing="false" fo:text-indent="-10.01pt" style:auto-text-indent="false">
        <style:tab-stops/>
      </style:paragraph-properties>
      <style:text-properties style:font-name="DejaVu Sans" fo:font-size="11pt" fo:font-weight="normal" officeooo:rsid="00324114" officeooo:paragraph-rsid="00324114" style:font-size-asian="9.60000038146973pt" style:font-weight-asian="normal" style:font-size-complex="11pt" style:font-weight-complex="normal"/>
    </style:style>
    <style:style style:name="P114" style:family="paragraph" style:parent-style-name="Standard" style:list-style-name="L4">
      <style:paragraph-properties fo:margin-left="64.01pt" fo:margin-right="10.01pt" fo:margin-top="2.01pt" fo:margin-bottom="0pt" style:contextual-spacing="false" fo:orphans="2" fo:text-indent="-10.01pt" style:auto-text-indent="false">
        <style:tab-stops/>
      </style:paragraph-properties>
      <style:text-properties officeooo:rsid="00537f10" officeooo:paragraph-rsid="00537f10"/>
    </style:style>
    <style:style style:name="P115" style:family="paragraph" style:parent-style-name="Standard" style:list-style-name="L5" style:master-page-name="">
      <style:paragraph-properties fo:margin-left="64.01pt" fo:margin-right="10.01pt" fo:margin-top="2.01pt" fo:margin-bottom="0pt" style:contextual-spacing="false" fo:text-indent="-10.01pt" style:auto-text-indent="false" style:page-number="auto" fo:keep-with-next="always">
        <style:tab-stops/>
      </style:paragraph-properties>
      <style:text-properties style:font-name="DejaVu Sans" fo:font-size="11pt" fo:font-weight="normal" officeooo:rsid="000e3a48" officeooo:paragraph-rsid="004f9a3a" style:font-size-asian="9.60000038146973pt" style:font-weight-asian="normal" style:font-size-complex="11pt" style:font-weight-complex="normal"/>
    </style:style>
    <style:style style:name="P116" style:family="paragraph" style:parent-style-name="Standard" style:list-style-name="L5" style:master-page-name="">
      <style:paragraph-properties fo:margin-left="64.01pt" fo:margin-right="10.01pt" fo:margin-top="2.01pt" fo:margin-bottom="0pt" style:contextual-spacing="false" fo:text-indent="-10.01pt" style:auto-text-indent="false" style:page-number="auto">
        <style:tab-stops/>
      </style:paragraph-properties>
      <style:text-properties style:font-name="DejaVu Sans" fo:font-size="11pt" fo:font-weight="normal" officeooo:rsid="000e3a48" officeooo:paragraph-rsid="000e3a48" style:font-size-asian="9.60000038146973pt" style:font-weight-asian="normal" style:font-size-complex="11pt" style:font-weight-complex="normal"/>
    </style:style>
    <style:style style:name="P117" style:family="paragraph" style:parent-style-name="Standard" style:list-style-name="L5">
      <style:paragraph-properties fo:margin-left="64.01pt" fo:margin-right="10.01pt" fo:margin-top="4pt" fo:margin-bottom="0pt" style:contextual-spacing="false" fo:text-indent="-10.01pt" style:auto-text-indent="false" fo:keep-with-next="always">
        <style:tab-stops/>
      </style:paragraph-properties>
      <style:text-properties style:font-name="DejaVu Sans" fo:font-size="11pt" fo:font-weight="normal" officeooo:rsid="000e3a48" officeooo:paragraph-rsid="000e3a48" style:font-size-asian="9.60000038146973pt" style:font-weight-asian="normal" style:font-size-complex="11pt" style:font-weight-complex="normal"/>
    </style:style>
    <style:style style:name="P118" style:family="paragraph" style:parent-style-name="Standard" style:list-style-name="L3">
      <style:paragraph-properties fo:margin-left="36pt" fo:margin-right="-4.99pt" fo:margin-top="18pt" fo:margin-bottom="0pt" style:contextual-spacing="false" fo:orphans="2" fo:text-indent="-18pt" style:auto-text-indent="false">
        <style:tab-stops/>
      </style:paragraph-properties>
      <style:text-properties style:font-name="DejaVu Sans" fo:font-size="11pt" fo:font-weight="normal" officeooo:rsid="000e3a48" officeooo:paragraph-rsid="000e3a48" style:font-size-asian="9.60000038146973pt" style:font-weight-asian="normal" style:font-size-complex="11pt" style:font-weight-complex="normal"/>
    </style:style>
    <style:style style:name="P119" style:family="paragraph" style:parent-style-name="Standard" style:list-style-name="L5" style:master-page-name="">
      <style:paragraph-properties fo:margin-left="36pt" fo:margin-right="0pt" fo:margin-top="6.01pt" fo:margin-bottom="0pt" style:contextual-spacing="false" fo:text-indent="0pt" style:auto-text-indent="false" style:page-number="auto">
        <style:tab-stops/>
      </style:paragraph-properties>
      <style:text-properties style:font-name="DejaVu Sans" fo:font-size="11pt" fo:font-weight="normal" officeooo:rsid="004f9a3a" officeooo:paragraph-rsid="004f9a3a" style:font-size-asian="9.60000038146973pt" style:font-weight-asian="normal" style:font-size-complex="11pt" style:font-weight-complex="normal"/>
    </style:style>
    <style:style style:name="P120" style:family="paragraph" style:parent-style-name="Standard" style:list-style-name="L3">
      <style:paragraph-properties fo:margin-top="4pt" fo:margin-bottom="0pt" style:contextual-spacing="false" fo:keep-with-next="always"/>
      <style:text-properties style:font-name="DejaVu Sans" fo:font-size="10pt" fo:font-weight="normal" officeooo:rsid="0056d139" officeooo:paragraph-rsid="0058495f" style:font-size-asian="10pt" style:font-weight-asian="normal" style:font-size-complex="10pt" style:font-weight-complex="normal"/>
    </style:style>
    <style:style style:name="P121" style:family="paragraph" style:parent-style-name="Standard" style:list-style-name="L3">
      <style:paragraph-properties fo:margin-top="4pt" fo:margin-bottom="0pt" style:contextual-spacing="false" fo:keep-with-next="always"/>
      <style:text-properties style:font-name="DejaVu Sans" fo:font-size="11pt" fo:font-weight="normal" officeooo:rsid="0056d139" officeooo:paragraph-rsid="0058495f" style:font-size-asian="9.60000038146973pt" style:font-weight-asian="normal" style:font-size-complex="11pt" style:font-weight-complex="normal"/>
    </style:style>
    <style:style style:name="P122" style:family="paragraph" style:parent-style-name="Standard" style:list-style-name="L3">
      <style:paragraph-properties fo:margin-top="4pt" fo:margin-bottom="0pt" style:contextual-spacing="false" fo:keep-with-next="always"/>
      <style:text-properties style:font-name="DejaVu Sans" fo:font-size="11pt" fo:font-weight="normal" officeooo:rsid="0058495f" officeooo:paragraph-rsid="0058495f" style:font-size-asian="9.60000038146973pt" style:font-weight-asian="normal" style:font-size-complex="11pt" style:font-weight-complex="normal"/>
    </style:style>
    <style:style style:name="P123" style:family="paragraph" style:parent-style-name="Standard" style:list-style-name="L3">
      <style:paragraph-properties fo:margin-top="4pt" fo:margin-bottom="0pt" style:contextual-spacing="false"/>
      <style:text-properties style:font-name="DejaVu Sans" fo:font-size="11pt" fo:font-weight="normal" officeooo:rsid="0065344c" officeooo:paragraph-rsid="00707b93" style:font-size-asian="9.60000038146973pt" style:font-weight-asian="normal" style:font-size-complex="11pt" style:font-weight-complex="normal"/>
    </style:style>
    <style:style style:name="P124" style:family="paragraph" style:parent-style-name="Standard" style:list-style-name="L6">
      <style:paragraph-properties fo:margin-left="64.01pt" fo:margin-right="24.01pt" fo:margin-top="4pt" fo:margin-bottom="0pt" style:contextual-spacing="false" fo:text-indent="-10.01pt" style:auto-text-indent="false" fo:keep-with-next="always">
        <style:tab-stops/>
      </style:paragraph-properties>
      <style:text-properties style:font-name="DejaVu Sans" fo:font-size="11pt" fo:font-weight="normal" officeooo:rsid="0058495f" officeooo:paragraph-rsid="0058495f" style:font-size-asian="9.60000038146973pt" style:font-weight-asian="normal" style:font-size-complex="11pt" style:font-weight-complex="normal"/>
    </style:style>
    <style:style style:name="P125" style:family="paragraph" style:parent-style-name="Standard" style:list-style-name="L6" style:master-page-name="">
      <style:paragraph-properties fo:margin-left="64.01pt" fo:margin-right="24.01pt" fo:margin-top="2.01pt" fo:margin-bottom="0pt" style:contextual-spacing="false" fo:text-indent="-10.01pt" style:auto-text-indent="false" style:page-number="auto" fo:keep-with-next="always">
        <style:tab-stops/>
      </style:paragraph-properties>
      <style:text-properties style:font-name="DejaVu Sans" fo:font-size="11pt" fo:font-weight="normal" officeooo:rsid="0058495f" officeooo:paragraph-rsid="0058495f" style:font-size-asian="9.60000038146973pt" style:font-weight-asian="normal" style:font-size-complex="11pt" style:font-weight-complex="normal"/>
    </style:style>
    <style:style style:name="P126" style:family="paragraph" style:parent-style-name="Standard" style:list-style-name="L6">
      <style:paragraph-properties fo:margin-left="64.01pt" fo:margin-right="24.01pt" fo:margin-top="2.01pt" fo:margin-bottom="0pt" style:contextual-spacing="false" fo:text-indent="-10.01pt" style:auto-text-indent="false" fo:keep-with-next="always">
        <style:tab-stops/>
      </style:paragraph-properties>
      <style:text-properties style:font-name="DejaVu Sans" fo:font-size="11pt" fo:font-weight="normal" officeooo:rsid="0058495f" officeooo:paragraph-rsid="0058495f" style:font-size-asian="9.60000038146973pt" style:font-weight-asian="normal" style:font-size-complex="11pt" style:font-weight-complex="normal"/>
    </style:style>
    <style:style style:name="P127" style:family="paragraph" style:parent-style-name="Standard" style:list-style-name="L6">
      <style:paragraph-properties fo:margin-left="64.01pt" fo:margin-right="24.01pt" fo:margin-top="2.01pt" fo:margin-bottom="0pt" style:contextual-spacing="false" fo:text-indent="-10.01pt" style:auto-text-indent="false">
        <style:tab-stops/>
      </style:paragraph-properties>
      <style:text-properties style:font-name="DejaVu Sans" fo:font-size="11pt" fo:font-weight="normal" officeooo:rsid="0058495f" officeooo:paragraph-rsid="0058495f" style:font-size-asian="9.60000038146973pt" style:font-weight-asian="normal" style:font-size-complex="11pt" style:font-weight-complex="normal"/>
    </style:style>
    <style:style style:name="P128" style:family="paragraph" style:parent-style-name="Standard" style:list-style-name="L7">
      <style:paragraph-properties fo:margin-left="64.01pt" fo:margin-right="24.01pt" fo:margin-top="2.01pt" fo:margin-bottom="0pt" style:contextual-spacing="false" fo:text-indent="-10.01pt" style:auto-text-indent="false">
        <style:tab-stops/>
      </style:paragraph-properties>
      <style:text-properties style:font-name="DejaVu Sans" fo:font-size="11pt" fo:font-weight="normal" officeooo:rsid="0057bcf4" officeooo:paragraph-rsid="0057bcf4" style:font-size-asian="9.60000038146973pt" style:font-weight-asian="normal" style:font-size-complex="11pt" style:font-weight-complex="normal"/>
    </style:style>
    <style:style style:name="P129" style:family="paragraph" style:parent-style-name="Standard" style:list-style-name="L7">
      <style:paragraph-properties fo:margin-left="64.01pt" fo:margin-right="24.01pt" fo:margin-top="2.01pt" fo:margin-bottom="0pt" style:contextual-spacing="false" fo:text-indent="-10.01pt" style:auto-text-indent="false">
        <style:tab-stops/>
      </style:paragraph-properties>
      <style:text-properties style:font-name="DejaVu Sans" fo:font-size="11pt" fo:font-weight="normal" officeooo:rsid="00630445" officeooo:paragraph-rsid="00630445" style:font-size-asian="9.60000038146973pt" style:font-weight-asian="normal" style:font-size-complex="11pt" style:font-weight-complex="normal"/>
    </style:style>
    <style:style style:name="P130" style:family="paragraph" style:parent-style-name="Standard" style:list-style-name="L7">
      <style:paragraph-properties fo:margin-left="64.01pt" fo:margin-right="24.01pt" fo:margin-top="6.01pt" fo:margin-bottom="0pt" style:contextual-spacing="false" fo:text-indent="-10.01pt" style:auto-text-indent="false">
        <style:tab-stops/>
      </style:paragraph-properties>
      <style:text-properties style:font-name="DejaVu Sans" fo:font-size="11pt" fo:font-weight="normal" officeooo:rsid="0057bcf4" officeooo:paragraph-rsid="0057bcf4" style:font-size-asian="9.60000038146973pt" style:font-weight-asian="normal" style:font-size-complex="11pt" style:font-weight-complex="normal"/>
    </style:style>
    <style:style style:name="P131" style:family="paragraph" style:parent-style-name="Standard" style:list-style-name="L7">
      <style:paragraph-properties fo:margin-left="64.01pt" fo:margin-right="0pt" fo:margin-top="2.01pt" fo:margin-bottom="0pt" style:contextual-spacing="false" fo:text-indent="-10.01pt" style:auto-text-indent="false">
        <style:tab-stops/>
      </style:paragraph-properties>
      <style:text-properties style:font-name="DejaVu Sans" fo:font-size="11pt" fo:font-weight="normal" officeooo:rsid="005e4821" officeooo:paragraph-rsid="005e4821" style:font-size-asian="9.60000038146973pt" style:font-weight-asian="normal" style:font-size-complex="11pt" style:font-weight-complex="normal"/>
    </style:style>
    <style:style style:name="P132" style:family="paragraph" style:parent-style-name="Standard" style:list-style-name="L3" style:master-page-name="">
      <style:paragraph-properties fo:margin-top="2.01pt" fo:margin-bottom="0pt" style:contextual-spacing="false" style:page-number="auto"/>
      <style:text-properties style:font-name="DejaVu Sans" fo:font-size="11pt" fo:font-weight="normal" officeooo:rsid="0065344c" officeooo:paragraph-rsid="0065e031" style:font-size-asian="9.60000038146973pt" style:font-weight-asian="normal" style:font-size-complex="11pt" style:font-weight-complex="normal"/>
    </style:style>
    <style:style style:name="P133" style:family="paragraph" style:parent-style-name="Standard" style:list-style-name="L3">
      <style:paragraph-properties fo:margin-top="2.01pt" fo:margin-bottom="0pt" style:contextual-spacing="false"/>
      <style:text-properties style:font-name="DejaVu Sans" fo:font-size="11pt" fo:font-style="normal" style:text-underline-style="none" fo:font-weight="normal" officeooo:rsid="0065344c" officeooo:paragraph-rsid="0065344c" style:font-size-asian="9.60000038146973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 style:list-style-name="L3">
      <style:paragraph-properties fo:margin-left="36pt" fo:margin-right="0pt" fo:margin-top="4pt" fo:margin-bottom="0pt" style:contextual-spacing="false" fo:text-indent="-18pt" style:auto-text-indent="false"/>
      <style:text-properties style:font-name="DejaVu Sans" fo:font-size="11pt" fo:font-weight="normal" officeooo:rsid="0065344c" officeooo:paragraph-rsid="0065344c" style:font-size-asian="9.60000038146973pt" style:font-weight-asian="normal" style:font-size-complex="11pt" style:font-weight-complex="normal"/>
    </style:style>
    <style:style style:name="P135" style:family="paragraph">
      <style:paragraph-properties fo:text-align="center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83208" style:font-size-asian="16pt" style:font-size-complex="16pt"/>
    </style:style>
    <style:style style:name="T4" style:family="text">
      <style:text-properties fo:font-size="16pt" officeooo:rsid="000c70d4" style:font-size-asian="16pt" style:font-size-complex="16pt"/>
    </style:style>
    <style:style style:name="T5" style:family="text">
      <style:text-properties fo:font-size="16pt" officeooo:rsid="000e17da" style:font-size-asian="16pt" style:font-size-complex="16pt"/>
    </style:style>
    <style:style style:name="T6" style:family="text">
      <style:text-properties fo:font-size="16pt" officeooo:rsid="00713859" style:font-size-asian="16pt" style:font-size-complex="16pt"/>
    </style:style>
    <style:style style:name="T7" style:family="text">
      <style:text-properties officeooo:rsid="0008cbf6"/>
    </style:style>
    <style:style style:name="T8" style:family="text">
      <style:text-properties officeooo:rsid="0009d19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a945a" style:font-weight-asian="bold" style:font-weight-complex="bold"/>
    </style:style>
    <style:style style:name="T11" style:family="text">
      <style:text-properties fo:font-weight="bold" officeooo:rsid="003c9d9c" style:font-weight-asian="bold" style:font-weight-complex="bold"/>
    </style:style>
    <style:style style:name="T12" style:family="text">
      <style:text-properties fo:font-weight="bold" officeooo:rsid="003e38e5" style:font-weight-asian="bold" style:font-weight-complex="bold"/>
    </style:style>
    <style:style style:name="T13" style:family="text">
      <style:text-properties fo:font-weight="bold" officeooo:rsid="0049f224" style:font-weight-asian="bold" style:font-weight-complex="bold"/>
    </style:style>
    <style:style style:name="T14" style:family="text">
      <style:text-properties fo:font-weight="bold" officeooo:rsid="00622240" style:font-weight-asian="bold" style:font-weight-complex="bold"/>
    </style:style>
    <style:style style:name="T15" style:family="text">
      <style:text-properties fo:font-weight="bold" style:font-name-asian="Droid Sans Fallback" style:font-weight-asian="bold" style:font-name-complex="FreeSans" style:font-weight-complex="bold"/>
    </style:style>
    <style:style style:name="T16" style:family="text">
      <style:text-properties style:font-name="DejaVu Sans1" style:font-name-asian="DejaVu Sans1" style:font-name-complex="DejaVu Sans1"/>
    </style:style>
    <style:style style:name="T17" style:family="text">
      <style:text-properties style:font-name-asian="Droid Sans Fallback" style:font-name-complex="FreeSans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c70d4" style:font-style-asian="italic" style:font-style-complex="italic"/>
    </style:style>
    <style:style style:name="T20" style:family="text">
      <style:text-properties fo:font-style="italic" officeooo:rsid="0023cd16" style:font-style-asian="italic" style:font-style-complex="italic"/>
    </style:style>
    <style:style style:name="T21" style:family="text">
      <style:text-properties fo:font-style="italic" officeooo:rsid="0037d322" style:font-style-asian="italic" style:font-style-complex="italic"/>
    </style:style>
    <style:style style:name="T22" style:family="text">
      <style:text-properties fo:font-style="italic" officeooo:rsid="005fc1bc" style:font-style-asian="italic" style:font-style-complex="italic"/>
    </style:style>
    <style:style style:name="T23" style:family="text">
      <style:text-properties fo:font-style="italic" officeooo:rsid="006d385f" style:font-style-asian="italic" style:font-style-complex="italic"/>
    </style:style>
    <style:style style:name="T24" style:family="text">
      <style:text-properties fo:font-style="italic" officeooo:rsid="006ff35e" style:font-style-asian="italic" style:font-style-complex="italic"/>
    </style:style>
    <style:style style:name="T25" style:family="text">
      <style:text-properties fo:font-style="italic" officeooo:rsid="00713859" style:font-style-asian="italic" style:font-style-complex="italic"/>
    </style:style>
    <style:style style:name="T26" style:family="text">
      <style:text-properties fo:font-style="italic" style:font-name-asian="Droid Sans Fallback" style:font-style-asian="italic" style:font-name-complex="FreeSans" style:font-style-complex="italic"/>
    </style:style>
    <style:style style:name="T27" style:family="text">
      <style:text-properties fo:font-style="italic" officeooo:rsid="000b4e87" style:font-name-asian="Droid Sans Fallback" style:font-style-asian="italic" style:font-name-complex="FreeSans" style:font-style-complex="italic"/>
    </style:style>
    <style:style style:name="T28" style:family="text">
      <style:text-properties fo:font-style="italic" style:text-underline-style="solid" style:text-underline-width="auto" style:text-underline-color="font-color" officeooo:rsid="000b4e87" style:font-name-asian="Droid Sans Fallback" style:font-style-asian="italic" style:font-name-complex="FreeSans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23cd16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1af648" style:font-style-asian="italic" style:font-style-complex="italic"/>
    </style:style>
    <style:style style:name="T32" style:family="text">
      <style:text-properties fo:font-style="italic" style:text-underline-style="none" style:font-name-asian="Droid Sans Fallback" style:font-style-asian="italic" style:font-name-complex="FreeSans" style:font-style-complex="italic"/>
    </style:style>
    <style:style style:name="T33" style:family="text">
      <style:text-properties fo:font-style="italic" style:text-underline-style="none" officeooo:rsid="000b4e87" style:font-name-asian="Droid Sans Fallback" style:font-style-asian="italic" style:font-name-complex="FreeSans" style:font-style-complex="italic"/>
    </style:style>
    <style:style style:name="T34" style:family="text">
      <style:text-properties fo:font-style="italic" style:text-underline-style="none" style:font-style-asian="italic" style:font-style-complex="italic"/>
    </style:style>
    <style:style style:name="T35" style:family="text">
      <style:text-properties fo:font-style="italic" style:text-underline-style="none" officeooo:rsid="0062e2d4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normal" style:font-name-asian="Droid Sans Fallback" style:font-style-asian="normal" style:font-name-complex="FreeSans" style:font-style-complex="normal"/>
    </style:style>
    <style:style style:name="T38" style:family="text">
      <style:text-properties fo:font-style="normal" officeooo:rsid="000b4e87" style:font-name-asian="Droid Sans Fallback" style:font-style-asian="normal" style:font-name-complex="FreeSans" style:font-style-complex="normal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fo:font-style="normal" style:text-underline-style="none" officeooo:rsid="0023cd16" style:font-style-asian="normal" style:font-style-complex="normal"/>
    </style:style>
    <style:style style:name="T41" style:family="text">
      <style:text-properties fo:font-style="normal" style:text-underline-style="none" officeooo:rsid="00602ad3" style:font-style-asian="normal" style:font-style-complex="normal"/>
    </style:style>
    <style:style style:name="T42" style:family="text">
      <style:text-properties fo:font-style="normal" style:text-underline-style="none" officeooo:rsid="00609412" style:font-style-asian="normal" style:font-style-complex="normal"/>
    </style:style>
    <style:style style:name="T43" style:family="text">
      <style:text-properties fo:font-style="normal" style:text-underline-style="none" officeooo:rsid="0062e2d4" style:font-style-asian="normal" style:font-style-complex="normal"/>
    </style:style>
    <style:style style:name="T44" style:family="text">
      <style:text-properties fo:font-style="normal" style:text-underline-style="none" officeooo:rsid="0065e031" style:font-style-asian="normal" style:font-style-complex="normal"/>
    </style:style>
    <style:style style:name="T45" style:family="text">
      <style:text-properties fo:font-style="normal" style:text-underline-style="none" officeooo:rsid="0067ad42" style:font-style-asian="normal" style:font-style-complex="normal"/>
    </style:style>
    <style:style style:name="T46" style:family="text">
      <style:text-properties fo:font-style="normal" style:text-underline-style="none" officeooo:rsid="006921e5" style:font-style-asian="normal" style:font-style-complex="normal"/>
    </style:style>
    <style:style style:name="T47" style:family="text">
      <style:text-properties fo:font-style="normal" style:text-underline-style="none" officeooo:rsid="006990b5" style:font-style-asian="normal" style:font-style-complex="normal"/>
    </style:style>
    <style:style style:name="T48" style:family="text">
      <style:text-properties fo:font-style="normal" style:text-underline-style="none" officeooo:rsid="0069edd5" style:font-style-asian="normal" style:font-style-complex="normal"/>
    </style:style>
    <style:style style:name="T49" style:family="text">
      <style:text-properties fo:font-style="normal" style:text-underline-style="none" style:font-name-asian="Droid Sans Fallback" style:font-style-asian="normal" style:font-name-complex="FreeSans" style:font-style-complex="normal"/>
    </style:style>
    <style:style style:name="T50" style:family="text">
      <style:text-properties fo:font-style="normal" style:text-underline-style="none" officeooo:rsid="000c99bc" style:font-name-asian="Droid Sans Fallback" style:font-style-asian="normal" style:font-name-complex="FreeSans" style:font-style-complex="normal"/>
    </style:style>
    <style:style style:name="T5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none" fo:font-weight="bold" officeooo:rsid="00609412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c9700" style:font-style-asian="normal" style:font-style-complex="normal"/>
    </style:style>
    <style:style style:name="T56" style:family="text">
      <style:text-properties fo:font-style="normal" officeooo:rsid="006d385f" style:font-style-asian="normal" style:font-style-complex="normal"/>
    </style:style>
    <style:style style:name="T57" style:family="text">
      <style:text-properties fo:font-style="normal" officeooo:rsid="006dde29" style:font-style-asian="normal" style:font-style-complex="normal"/>
    </style:style>
    <style:style style:name="T58" style:family="text">
      <style:text-properties fo:font-style="normal" officeooo:rsid="006ff35e" style:font-style-asian="normal" style:font-style-complex="normal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23cd16"/>
    </style:style>
    <style:style style:name="T61" style:family="text">
      <style:text-properties officeooo:rsid="000c70d4"/>
    </style:style>
    <style:style style:name="T62" style:family="text">
      <style:text-properties officeooo:rsid="000d3f74"/>
    </style:style>
    <style:style style:name="T63" style:family="text">
      <style:text-properties style:font-name="DejaVu Sans"/>
    </style:style>
    <style:style style:name="T64" style:family="text">
      <style:text-properties style:font-name="DejaVu Sans" fo:font-size="10pt" fo:font-weight="bold" officeooo:rsid="0009d198" style:font-name-asian="Droid Sans Fallback" style:font-size-asian="10pt" style:font-weight-asian="bold" style:font-name-complex="FreeSans" style:font-size-complex="10pt" style:font-weight-complex="bold"/>
    </style:style>
    <style:style style:name="T65" style:family="text">
      <style:text-properties style:font-name="DejaVu Sans" fo:font-size="10pt" fo:font-weight="normal" officeooo:rsid="0009d198" style:font-name-asian="Droid Sans Fallback" style:font-size-asian="10pt" style:font-weight-asian="normal" style:font-name-complex="FreeSans" style:font-size-complex="10pt" style:font-weight-complex="normal"/>
    </style:style>
    <style:style style:name="T66" style:family="text">
      <style:text-properties style:font-name="DejaVu Sans" fo:font-size="10pt" fo:font-weight="normal" officeooo:rsid="000c70d4" style:font-name-asian="Droid Sans Fallback" style:font-size-asian="10pt" style:font-weight-asian="normal" style:font-name-complex="FreeSans" style:font-size-complex="10pt" style:font-weight-complex="normal"/>
    </style:style>
    <style:style style:name="T67" style:family="text">
      <style:text-properties style:font-name="DejaVu Sans" fo:font-size="10pt" fo:font-style="italic" fo:font-weight="normal" officeooo:rsid="000c70d4" style:font-name-asian="Droid Sans Fallback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68" style:family="text">
      <style:text-properties style:font-name="DejaVu Sans" fo:font-size="10pt" fo:font-style="italic" style:text-underline-style="solid" style:text-underline-width="auto" style:text-underline-color="font-color" fo:font-weight="normal" officeooo:rsid="000c70d4" style:font-name-asian="Droid Sans Fallback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69" style:family="text">
      <style:text-properties style:font-name="DejaVu Sans" fo:font-size="10pt" fo:font-style="italic" style:text-underline-style="none" fo:font-weight="normal" officeooo:rsid="000c70d4" style:font-name-asian="Droid Sans Fallback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70" style:family="text">
      <style:text-properties style:font-name="DejaVu Sans" fo:font-size="10pt" fo:font-style="normal" fo:font-weight="normal" officeooo:rsid="000c70d4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71" style:family="text">
      <style:text-properties style:font-name="DejaVu Sans" fo:font-size="10pt" fo:font-style="normal" fo:font-weight="normal" officeooo:rsid="0035e288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72" style:family="text">
      <style:text-properties style:font-name="DejaVu Sans" fo:font-size="10pt" fo:font-style="normal" style:text-underline-style="none" fo:font-weight="normal" officeooo:rsid="000c70d4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73" style:family="text">
      <style:text-properties style:font-name="DejaVu Sans" fo:font-size="10pt" fo:font-style="normal" style:text-underline-style="none" fo:font-weight="normal" officeooo:rsid="0035e288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74" style:family="text">
      <style:text-properties style:font-name="DejaVu Sans" fo:font-size="8pt" fo:font-weight="bold" officeooo:rsid="0009d198" style:font-name-asian="Droid Sans Fallback" style:font-size-asian="8pt" style:font-weight-asian="bold" style:font-name-complex="FreeSans" style:font-size-complex="8pt" style:font-weight-complex="bold"/>
    </style:style>
    <style:style style:name="T75" style:family="text">
      <style:text-properties style:font-name="DejaVu Sans" fo:font-size="8pt" style:font-size-asian="8pt" style:font-size-complex="8pt"/>
    </style:style>
    <style:style style:name="T76" style:family="text">
      <style:text-properties style:font-name="DejaVu Sans" fo:font-size="8pt" fo:font-style="italic" style:font-size-asian="8pt" style:font-style-asian="italic" style:font-size-complex="8pt" style:font-style-complex="italic"/>
    </style:style>
    <style:style style:name="T77" style:family="text">
      <style:text-properties style:font-name="DejaVu Sans" fo:font-size="8pt" style:text-underline-style="none" style:font-size-asian="8pt" style:font-size-complex="8pt"/>
    </style:style>
    <style:style style:name="T78" style:family="text">
      <style:text-properties style:font-name="DejaVu Sans" fo:font-size="10.5pt" fo:font-weight="bold" officeooo:rsid="0009d198" style:font-name-asian="Droid Sans Fallback" style:font-size-asian="10.5pt" style:font-weight-asian="bold" style:font-name-complex="FreeSans" style:font-size-complex="10.5pt" style:font-weight-complex="bold"/>
    </style:style>
    <style:style style:name="T79" style:family="text">
      <style:text-properties style:font-name="DejaVu Sans" officeooo:rsid="0020db42"/>
    </style:style>
    <style:style style:name="T80" style:family="text">
      <style:text-properties style:font-name="DejaVu Sans" fo:font-weight="bold" officeooo:rsid="0020db42" style:font-weight-asian="bold" style:font-weight-complex="bold"/>
    </style:style>
    <style:style style:name="T81" style:family="text">
      <style:text-properties style:font-name="DejaVu Sans" officeooo:rsid="00266c83"/>
    </style:style>
    <style:style style:name="T82" style:family="text">
      <style:text-properties style:font-name="DejaVu Sans" fo:font-size="11pt" fo:font-weight="normal" style:font-size-asian="9.60000038146973pt" style:font-weight-asian="normal" style:font-size-complex="11pt" style:font-weight-complex="normal"/>
    </style:style>
    <style:style style:name="T83" style:family="text">
      <style:text-properties style:font-name="DejaVu Sans" fo:font-size="11pt" fo:font-weight="normal" officeooo:rsid="00537f10" style:font-size-asian="9.60000038146973pt" style:font-weight-asian="normal" style:font-size-complex="11pt" style:font-weight-complex="normal"/>
    </style:style>
    <style:style style:name="T84" style:family="text">
      <style:text-properties style:font-name="DejaVu Sans" fo:font-size="11pt" fo:font-weight="normal" officeooo:rsid="005c231c" style:font-size-asian="9.60000038146973pt" style:font-weight-asian="normal" style:font-size-complex="11pt" style:font-weight-complex="normal"/>
    </style:style>
    <style:style style:name="T85" style:family="text">
      <style:text-properties style:font-name="DejaVu Sans" style:text-underline-style="none"/>
    </style:style>
    <style:style style:name="T86" style:family="text">
      <style:text-properties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T87" style:family="text">
      <style:text-properties fo:font-size="10pt" style:font-name-asian="Droid Sans Fallback" style:font-size-asian="10pt" style:font-name-complex="FreeSans" style:font-size-complex="10pt"/>
    </style:style>
    <style:style style:name="T88" style:family="text">
      <style:text-properties fo:font-size="10pt" officeooo:rsid="000b4e87" style:font-name-asian="Droid Sans Fallback" style:font-size-asian="10pt" style:font-name-complex="FreeSans" style:font-size-complex="10pt"/>
    </style:style>
    <style:style style:name="T89" style:family="text">
      <style:text-properties fo:font-size="10pt" fo:font-style="italic" officeooo:rsid="000b4e87" style:font-name-asian="Droid Sans Fallback" style:font-size-asian="10pt" style:font-style-asian="italic" style:font-name-complex="FreeSans" style:font-size-complex="10pt" style:font-style-complex="italic"/>
    </style:style>
    <style:style style:name="T90" style:family="text">
      <style:text-properties fo:font-size="10pt" fo:font-style="italic" officeooo:rsid="002b5da7" style:font-name-asian="Droid Sans Fallback" style:font-size-asian="10pt" style:font-style-asian="italic" style:font-name-complex="FreeSans" style:font-size-complex="10pt" style:font-style-complex="italic"/>
    </style:style>
    <style:style style:name="T91" style:family="text">
      <style:text-properties fo:font-size="10pt" fo:font-style="normal" officeooo:rsid="000b4e87" style:font-name-asian="Droid Sans Fallback" style:font-size-asian="10pt" style:font-style-asian="normal" style:font-name-complex="FreeSans" style:font-size-complex="10pt" style:font-style-complex="normal"/>
    </style:style>
    <style:style style:name="T92" style:family="text">
      <style:text-properties fo:font-size="10pt" fo:font-style="normal" officeooo:rsid="000c70d4" style:font-name-asian="Droid Sans Fallback" style:font-size-asian="10pt" style:font-style-asian="normal" style:font-name-complex="FreeSans" style:font-size-complex="10pt" style:font-style-complex="normal"/>
    </style:style>
    <style:style style:name="T93" style:family="text">
      <style:text-properties fo:font-size="8pt" fo:font-weight="bold" style:font-name-asian="Droid Sans Fallback" style:font-size-asian="8pt" style:font-weight-asian="bold" style:font-name-complex="FreeSans" style:font-size-complex="8pt" style:font-weight-complex="bold"/>
    </style:style>
    <style:style style:name="T94" style:family="text">
      <style:text-properties fo:font-size="8pt" fo:font-weight="bold" style:font-size-asian="8pt" style:font-weight-asian="bold" style:font-size-complex="8pt" style:font-weight-complex="bold"/>
    </style:style>
    <style:style style:name="T95" style:family="text">
      <style:text-properties officeooo:rsid="001787ee"/>
    </style:style>
    <style:style style:name="T96" style:family="text">
      <style:text-properties style:font-name="DejaVu Sans Mono"/>
    </style:style>
    <style:style style:name="T97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98" style:family="text">
      <style:text-properties style:font-name="DejaVu Sans Mono" fo:font-size="10pt" fo:font-weight="bold" officeooo:rsid="0016bc2d" style:font-size-asian="10pt" style:font-weight-asian="bold" style:font-size-complex="10pt" style:font-weight-complex="bold"/>
    </style:style>
    <style:style style:name="T99" style:family="text">
      <style:text-properties style:font-name="DejaVu Sans Mono" fo:font-weight="bold" style:font-weight-asian="bold" style:font-weight-complex="bold"/>
    </style:style>
    <style:style style:name="T100" style:family="text">
      <style:text-properties style:font-name="DejaVu Sans Mono" fo:font-weight="bold" officeooo:rsid="001af648" style:font-weight-asian="bold" style:font-weight-complex="bold"/>
    </style:style>
    <style:style style:name="T101" style:family="text">
      <style:text-properties style:font-name="DejaVu Sans Mono" fo:font-weight="bold" officeooo:rsid="0020db42" style:font-weight-asian="bold" style:font-weight-complex="bold"/>
    </style:style>
    <style:style style:name="T102" style:family="text">
      <style:text-properties style:font-name="DejaVu Sans Mono" fo:font-weight="bold" officeooo:rsid="002900c8" style:font-weight-asian="bold" style:font-weight-complex="bold"/>
    </style:style>
    <style:style style:name="T103" style:family="text">
      <style:text-properties style:font-name="DejaVu Sans Mono" fo:font-weight="bold" officeooo:rsid="002a15f8" style:font-weight-asian="bold" style:font-weight-complex="bold"/>
    </style:style>
    <style:style style:name="T104" style:family="text">
      <style:text-properties style:font-name="DejaVu Sans Mono" fo:font-style="italic" fo:font-weight="bold" style:font-style-asian="italic" style:font-weight-asian="bold" style:font-style-complex="italic" style:font-weight-complex="bold"/>
    </style:style>
    <style:style style:name="T105" style:family="text">
      <style:text-properties style:font-name="DejaVu Sans Mono" fo:font-style="italic" style:font-style-asian="italic" style:font-style-complex="italic"/>
    </style:style>
    <style:style style:name="T106" style:family="text">
      <style:text-properties style:font-name="DejaVu Sans Mono" officeooo:rsid="0025cbd7"/>
    </style:style>
    <style:style style:name="T107" style:family="text">
      <style:text-properties style:font-name="DejaVu Sans Mono" officeooo:rsid="00266c83"/>
    </style:style>
    <style:style style:name="T108" style:family="text">
      <style:text-properties style:font-name="DejaVu Sans Mono" officeooo:rsid="002ddf93"/>
    </style:style>
    <style:style style:name="T109" style:family="text">
      <style:text-properties style:font-name="DejaVu Sans Mono" officeooo:rsid="003e38e5"/>
    </style:style>
    <style:style style:name="T110" style:family="text">
      <style:text-properties style:font-name="DejaVu Sans Mono" officeooo:rsid="0042a694"/>
    </style:style>
    <style:style style:name="T111" style:family="text">
      <style:text-properties style:font-name="DejaVu Sans Mono" fo:font-style="normal" style:font-style-asian="normal" style:font-style-complex="normal"/>
    </style:style>
    <style:style style:name="T112" style:family="text">
      <style:text-properties style:font-name="DejaVu Sans Mono" fo:font-style="normal" officeooo:rsid="004c9700" style:font-style-asian="normal" style:font-style-complex="normal"/>
    </style:style>
    <style:style style:name="T113" style:family="text">
      <style:text-properties style:font-name="DejaVu Sans Mono" fo:font-style="normal" style:text-underline-style="none" style:font-style-asian="normal" style:font-style-complex="normal"/>
    </style:style>
    <style:style style:name="T114" style:family="text">
      <style:text-properties style:font-name="DejaVu Sans Mono" fo:font-style="normal" style:text-underline-style="none" officeooo:rsid="00602ad3" style:font-style-asian="normal" style:font-style-complex="normal"/>
    </style:style>
    <style:style style:name="T115" style:family="text">
      <style:text-properties style:font-name="DejaVu Sans Mono" fo:font-style="normal" style:text-underline-style="none" fo:font-weight="bold" style:font-style-asian="normal" style:font-weight-asian="bold" style:font-style-complex="normal" style:font-weight-complex="bold"/>
    </style:style>
    <style:style style:name="T116" style:family="text">
      <style:text-properties style:font-name="DejaVu Sans Mono" fo:font-style="normal" style:text-underline-style="none" fo:font-weight="bold" officeooo:rsid="0065e031" style:font-style-asian="normal" style:font-weight-asian="bold" style:font-style-complex="normal" style:font-weight-complex="bold"/>
    </style:style>
    <style:style style:name="T117" style:family="text">
      <style:text-properties style:font-name="DejaVu Sans Mono" fo:font-size="11pt" fo:font-weight="normal" style:font-size-asian="9.60000038146973pt" style:font-weight-asian="normal" style:font-size-complex="11pt" style:font-weight-complex="normal"/>
    </style:style>
    <style:style style:name="T118" style:family="text">
      <style:text-properties style:font-name="DejaVu Sans Mono" officeooo:rsid="0058495f"/>
    </style:style>
    <style:style style:name="T119" style:family="text">
      <style:text-properties style:font-name="DejaVu Sans Mono" fo:font-size="9pt" officeooo:rsid="0058495f" style:font-size-asian="9pt" style:font-size-complex="9pt"/>
    </style:style>
    <style:style style:name="T120" style:family="text">
      <style:text-properties style:font-name="DejaVu Sans Mono" officeooo:rsid="005a26f6"/>
    </style:style>
    <style:style style:name="T121" style:family="text">
      <style:text-properties style:font-name="DejaVu Sans Mono" officeooo:rsid="006d385f"/>
    </style:style>
    <style:style style:name="T122" style:family="text">
      <style:text-properties officeooo:rsid="0017c983"/>
    </style:style>
    <style:style style:name="T123" style:family="text">
      <style:text-properties officeooo:rsid="001af648"/>
    </style:style>
    <style:style style:name="T124" style:family="text">
      <style:text-properties officeooo:rsid="001c3345"/>
    </style:style>
    <style:style style:name="T125" style:family="text">
      <style:text-properties officeooo:rsid="001e19e1"/>
    </style:style>
    <style:style style:name="T126" style:family="text">
      <style:text-properties officeooo:rsid="00203b87"/>
    </style:style>
    <style:style style:name="T127" style:family="text">
      <style:text-properties officeooo:rsid="0020db42"/>
    </style:style>
    <style:style style:name="T128" style:family="text">
      <style:text-properties officeooo:rsid="0023cd16"/>
    </style:style>
    <style:style style:name="T129" style:family="text">
      <style:text-properties fo:font-size="6pt" style:font-size-asian="6pt" style:font-size-complex="6pt"/>
    </style:style>
    <style:style style:name="T130" style:family="text">
      <style:text-properties fo:font-size="6pt" officeooo:rsid="000e3a48" style:font-size-asian="6pt" style:font-size-complex="6pt"/>
    </style:style>
    <style:style style:name="T131" style:family="text">
      <style:text-properties fo:font-size="6pt" fo:font-style="normal" style:text-underline-style="none" officeooo:rsid="000e3a48" style:font-size-asian="6pt" style:font-style-asian="normal" style:font-size-complex="6pt" style:font-style-complex="normal"/>
    </style:style>
    <style:style style:name="T132" style:family="text">
      <style:text-properties officeooo:rsid="0025cbd7"/>
    </style:style>
    <style:style style:name="T133" style:family="text">
      <style:text-properties style:text-position="48% 70%" fo:font-size="8pt" fo:font-style="normal" fo:font-weight="bold" officeooo:rsid="0033d743" style:font-size-asian="8pt" style:font-style-asian="normal" style:font-weight-asian="bold" style:font-size-complex="8pt" style:font-style-complex="normal" style:font-weight-complex="bold"/>
    </style:style>
    <style:style style:name="T134" style:family="text">
      <style:text-properties officeooo:rsid="002ddf93"/>
    </style:style>
    <style:style style:name="T135" style:family="text">
      <style:text-properties officeooo:rsid="003a41cc"/>
    </style:style>
    <style:style style:name="T136" style:family="text">
      <style:text-properties officeooo:rsid="003a945a"/>
    </style:style>
    <style:style style:name="T137" style:family="text">
      <style:text-properties officeooo:rsid="003e38e5"/>
    </style:style>
    <style:style style:name="T138" style:family="text">
      <style:text-properties officeooo:rsid="00402fb2"/>
    </style:style>
    <style:style style:name="T139" style:family="text">
      <style:text-properties officeooo:rsid="004285b7"/>
    </style:style>
    <style:style style:name="T140" style:family="text">
      <style:text-properties officeooo:rsid="0042a694"/>
    </style:style>
    <style:style style:name="T141" style:family="text">
      <style:text-properties officeooo:rsid="0045da27"/>
    </style:style>
    <style:style style:name="T142" style:family="text">
      <style:text-properties officeooo:rsid="0049f224"/>
    </style:style>
    <style:style style:name="T143" style:family="text">
      <style:text-properties officeooo:rsid="004b2901"/>
    </style:style>
    <style:style style:name="T144" style:family="text">
      <style:text-properties officeooo:rsid="004ea2cf"/>
    </style:style>
    <style:style style:name="T145" style:family="text">
      <style:text-properties officeooo:rsid="0058495f"/>
    </style:style>
    <style:style style:name="T146" style:family="text">
      <style:text-properties style:text-underline-style="none"/>
    </style:style>
    <style:style style:name="T147" style:family="text">
      <style:text-properties officeooo:rsid="005fc1bc"/>
    </style:style>
    <style:style style:name="T148" style:family="text">
      <style:text-properties officeooo:rsid="005fd770"/>
    </style:style>
    <style:style style:name="T149" style:family="text">
      <style:text-properties officeooo:rsid="0067ad42"/>
    </style:style>
    <style:style style:name="T150" style:family="text">
      <style:text-properties style:text-position="-15% 94%" fo:letter-spacing="-1.81pt" fo:font-style="normal" style:text-underline-style="none" officeooo:rsid="0065e031" style:letter-kerning="false" style:font-style-asian="normal" style:font-style-complex="normal"/>
    </style:style>
    <style:style style:name="T151" style:family="text">
      <style:text-properties officeooo:rsid="006bcaee"/>
    </style:style>
    <style:style style:name="T152" style:family="text">
      <style:text-properties officeooo:rsid="006d385f"/>
    </style:style>
    <style:style style:name="T153" style:family="text">
      <style:text-properties officeooo:rsid="00708f66"/>
    </style:style>
    <style:style style:name="T154" style:family="text">
      <style:text-properties officeooo:rsid="007138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― </text:span><text:span text:style-name="T2">Ruby </text:span><text:span text:style-name="T3">Repertory: </text:span><text:span text:style-name="T6">Newbie &amp; Foundational</text:span><text:span text:style-name="T1"> ―</text:span></text:p>
      <text:p text:style-name="P2">Scales, <text:span text:style-name="T143">É</text:span>tudes and <text:span text:style-name="T7">Concerti</text:span></text:p>
      <text:p text:style-name="P3">Intro ― <text:span text:style-name="T61">for </text:span><text:span text:style-name="T19">Ruby Bootcamp </text:span><text:span text:style-name="T25">Newbie and Foundational</text:span><text:span text:style-name="T19"> Class</text:span><text:span text:style-name="T25">es</text:span></text:p>
      <text:p text:style-name="P7">The Ruby Bootcamp classes take a very pragmatic and real-world approach to the program­ming you’re expected to undertake as part of your learning: The professional world you’ll be entering (or are already a part of) is collaborative and team-oriented ― very rarely are you to be expected to create full programs and systems all by yourself.</text:p>
      <text:p text:style-name="P8">Most of the time, you’ll be a part of a software or product development team, and the effective­ness of your own contributions will be gauged on just how well you “play with others” ― your style of communications, your leadership and how you “fit in with” the group, your willingness to put your own ego aside, your creativity, <text:span text:style-name="T153">your productivity, efficiency and effectiveness,</text:span> your open-mindedness... All of these factors and more are part of what’s expected “in the real world” of software development.</text:p>
      <text:p text:style-name="P9">So let’s do that here, right from the beginning! <text:s/><text:span text:style-name="T8">First of all, we’ll draw, whimsically, from the world of classical music:</text:span></text:p>
      <text:list xml:id="list3105098799256730591" text:style-name="L1">
        <text:list-item>
          <text:p text:style-name="P74"><text:span text:style-name="T9">Scales</text:span><text:span text:style-name="T94"> </text:span><text:span text:style-name="T9"><text:note text:id="ftn1" text:note-class="footnote"><text:note-citation>1</text:note-citation><text:note-body><text:p text:style-name="P23">See Wikipedia article: <text:a xlink:type="simple" xlink:href="http://en.wikipedia.org/wiki/Scale_(music)"><text:span text:style-name="T146">en.wikipedia.org/wiki/Scale_(music)</text:span></text:a></text:p></text:note-body></text:note></text:span> ― Some of the learning <text:span text:style-name="T18">exercises</text:span> you’ll do will be small-scaled, like practicing your fingering and keyboard touch by playing C-major and E<text:span text:style-name="T16">♭</text:span><text:span text:style-name="T17">-minor scales until you get ‘em right. <text:s/>These you can mostly do on your own, as any one of them will take but a few moments to type in (usually into your </text:span><text:span text:style-name="T15">irb</text:span><text:span text:style-name="T17"> REPL tool) and to verify, observe and admire. <text:s/></text:span><text:span text:style-name="T27">Practicing your scales is just about the </text:span><text:span text:style-name="T28">only time</text:span><text:span text:style-name="T33"> you’ll work on your own in Bootcamp classes.</text:span></text:p>
        </text:list-item>
        <text:list-item>
          <text:p text:style-name="P75"><text:span text:style-name="T86">Études</text:span><text:span text:style-name="T93"> </text:span><text:span text:style-name="T15"><text:note text:id="ftn2" text:note-class="footnote"><text:note-citation>2</text:note-citation><text:note-body><text:p text:style-name="P20"><text:span text:style-name="T63">Wikipedia: </text:span><text:a xlink:type="simple" xlink:href="http://en.wikipedia.org/wiki/Etude"><text:span text:style-name="T85">en.wikipedia.org/wiki/Etude</text:span></text:a></text:p></text:note-body></text:note></text:span><text:span text:style-name="T87"> ― </text:span><text:span text:style-name="T88">(from the French: a </text:span><text:span text:style-name="T89">study</text:span><text:span text:style-name="T91">, </text:span><text:span text:style-name="T92">often a teaching piece</text:span><text:span text:style-name="T88">) <text:s/>Compared to </text:span><text:span text:style-name="T89">scale</text:span><text:span text:style-name="T90">s</text:span><text:span text:style-name="T91">, an étude is </text:span><text:span text:style-name="T92">short and focused on a single technical problem, and can be</text:span><text:span text:style-name="T91"> a more difficult (sometimes virtuosic) work, often a complete piece unto itself. <text:s/>In our classes, an étude will be a reasonably complete program (not a fragment), something that you could use “in real life” or from which you might derive something bigger.</text:span></text:p>
        </text:list-item>
      </text:list>
      <text:p text:style-name="P70"><text:span text:style-name="T38">A</text:span><text:span text:style-name="T37">n étude is something that you’ll definitely want to pair-program with a classmate, and you are encouraged from the beginning to collaborate and work together on such études in pairs. <text:s/>Here, our études will really be </text:span><text:span text:style-name="T26">duets</text:span><text:span text:style-name="T37"> (four-handed piano music!), and pair-pro­gramming is the first step towards full team participation.</text:span></text:p>
      <text:list xml:id="list150503378682546" text:continue-numbering="true" text:style-name="L1">
        <text:list-item>
          <text:p text:style-name="P76"><text:span text:style-name="T64">Concerti</text:span><text:span text:style-name="T74"> </text:span><text:span text:style-name="T78"><text:note text:id="ftn3" text:note-class="footnote"><text:note-citation>3</text:note-citation><text:note-body><text:p text:style-name="P21">Wikipedia: <text:a xlink:type="simple" xlink:href="http://en.wikipedia.org/wiki/Concerto"><text:span text:style-name="T146">en.wikipedia.org/wiki/Concerto</text:span></text:a></text:p></text:note-body></text:note></text:span><text:span text:style-name="T65"> ― </text:span><text:span text:style-name="T66">(from the Italian: a </text:span><text:span text:style-name="T67">concerted</text:span><text:span text:style-name="T70"> work, to be played by a small ensemble; here our concerti will be more like a Baroque </text:span><text:span text:style-name="T67">concerto grosso</text:span><text:span text:style-name="T70"> than a concerto for a virtuoso soloist with orchestra) <text:s/></text:span><text:span text:style-name="T71">A concerto is</text:span><text:span text:style-name="T70"> definitely a </text:span><text:span text:style-name="T68">team sport</text:span><text:span text:style-name="T72">, and it takes the whole </text:span><text:span text:style-name="T69">ensemble</text:span><text:span text:style-name="T72"> to perform </text:span><text:span text:style-name="T73">it</text:span><text:span text:style-name="T72">.</text:span></text:p>
        </text:list-item>
      </text:list>
      <text:p text:style-name="P46"><text:span text:style-name="T49">Each class-week will feature one fairly large-scale team project, and teams of four (maybe five) of you will work together to implement a pretty neat and useful Ruby application. <text:s/>We’ll have to work together, fast and efficiently, to get these efforts complete, running and presentable ― oh, yes, team projects will be </text:span><text:span text:style-name="T32">presented</text:span><text:span text:style-name="T49"> informally to the whole class each Friday afternoon.</text:span></text:p>
      <text:p text:style-name="P46"><text:span text:style-name="T49">More than just “role playing,” here your </text:span><text:span text:style-name="T50">k</text:span><text:span text:style-name="T49">ollective k</text:span><text:span text:style-name="T50">ie</text:span><text:span text:style-name="T49">sters are on the line to actually apply the material we’ve discussed in the week’s class and to actually get something non-trivial designed, programmed, built and accomplished. <text:s/>Teamwork will be key ― and we’ll re-compose each week’s teams with different members, so you’ll not be working with the same group of folks more than once!</text:span></text:p>
      <text:p text:style-name="P10">We’ll be discussing, dissecting and building up each of these learning modes ― scales, études and concerti ― during our classroom discussions, so you’ll know what to expect and how to best participate. <text:s/>Done right, everybody wins!</text:p>
      <text:p text:style-name="P14"><text:soft-page-break/><text:span text:style-name="T59">Maxim</text:span>: <text:s/><text:span text:style-name="T36">If you don’t know, ask for help! <text:s/>If you “get it,” help somebody else!</text:span></text:p>
      <text:p text:style-name="P4">Scales (Exercises)</text:p>
      <text:p text:style-name="P13">These little exercises may be done in <text:span text:style-name="T9">irb</text:span><text:span text:style-name="T36"> </text:span><text:span text:style-name="T39">(your REPL) and/or saved in a Ruby source file:</text:span></text:p>
      <text:list xml:id="list4599108100628861474" text:style-name="L2">
        <text:list-item>
          <text:p text:style-name="P77"><text:span text:style-name="T9">Hello World</text:span><text:span text:style-name="T129"> </text:span><text:span text:style-name="T63"><text:note text:id="ftn4" text:note-class="footnote"><text:note-citation>4</text:note-citation><text:note-body><text:p text:style-name="P25"><text:span text:style-name="T75">Wikipedia: </text:span><text:a xlink:type="simple" xlink:href="http://en.wikipedia.org/wiki/Hello_world_program"><text:span text:style-name="T77">en.wikipedia.org/wiki/Hello_world_program</text:span></text:a><text:span text:style-name="T75"> </text:span><text:span text:style-name="T76">and</text:span><text:span text:style-name="T75"> </text:span><text:a xlink:type="simple" xlink:href="http://en.wikipedia.org/wiki/List_of_Hello_world_program_examples"><text:span text:style-name="T77">en.wikipedia.org/wiki/List_of_Hello_world_program_examples</text:span></text:a></text:p></text:note-body></text:note></text:span> ― In your text editor, create the iconic and canonical “Hello, World!” program in Ruby (<text:span text:style-name="T18">e.g.</text:span>, filename <text:span text:style-name="T96">helloworld.rb</text:span>). <text:s/>Don’t forget your “shebang” line, your encoding hint, and be sure to test it from the command line to admire that it works!</text:p>
        </text:list-item>
        <text:list-item>
          <text:p text:style-name="P93"><text:span text:style-name="T9">What time is it?</text:span> ― Code a Ruby one-liner to display the system time.</text:p>
        </text:list-item>
        <text:list-item>
          <text:p text:style-name="P94"><text:span text:style-name="T9">irb</text:span> ― Use the <text:span text:style-name="T9">irb</text:span> REPL to practice some arithmetic, like: <text:span text:style-name="T99">2 + 3 * 4 + 5</text:span>. <text:s/>How is this different from <text:span text:style-name="T99">(2 + 3) * (4 + 5)</text:span>? <text:s/>And what’s the difference between:</text:p>
        </text:list-item>
      </text:list>
      <text:p text:style-name="P45">irb&gt; <text:span text:style-name="T9">2 + 3</text:span></text:p>
      <text:p text:style-name="P51">and</text:p>
      <text:p text:style-name="P42">irb&gt; <text:span text:style-name="T9">puts 2 + 3</text:span></text:p>
      <text:p text:style-name="P51">How do you do division? <text:s/>Why are there two kinds? <text:s/>How do you exponentiate?</text:p>
      <text:p text:style-name="P52">How big of a number can you calculate without hitting a limit? <text:s/>Can you compute a <text:span text:style-name="T18">googol</text:span><text:span text:style-name="T129"> </text:span><text:note text:id="ftn5" text:note-class="footnote"><text:note-citation>5</text:note-citation><text:note-body><text:p text:style-name="P22">Wikipedia: <text:a xlink:type="simple" xlink:href="http://en.wikipedia.org/wiki/Googol"><text:span text:style-name="T146">en.wikipedia.org/wiki/Googol</text:span></text:a> <text:span text:style-name="T18">and</text:span> <text:a xlink:type="simple" xlink:href="http://en.wikipedia.org/wiki/Googolplex"><text:span text:style-name="T146">en.wikipedia.org/wiki/Googolplex</text:span></text:a></text:p></text:note-body></text:note>? <text:s/>What’s the difference between <text:span text:style-name="T99">70!</text:span> and a googol? <text:s/><text:span text:style-name="T132">In other words, show that “</text:span><text:span text:style-name="T106">70!</text:span><text:span text:style-name="T132"> is _____% larger (or smaller) than a googol”.</text:span></text:p>
      <text:p text:style-name="P52"><text:span text:style-name="T128">Do you think that Ruby could actually compute and output a </text:span><text:span text:style-name="T20">googolplex</text:span><text:span text:style-name="T133">5</text:span><text:span text:style-name="T128">? <text:s/>Do you have time to actually do this? [</text:span><text:span text:style-name="T60">Hint</text:span><text:span text:style-name="T128">: <text:s/>Do </text:span><text:span text:style-name="T30">not</text:span><text:span text:style-name="T40"> try this at home... or even here in class!]</text:span></text:p>
      <text:list xml:id="list150503729937572" text:continue-numbering="true" text:style-name="L2">
        <text:list-item>
          <text:p text:style-name="P96"><text:span text:style-name="T10">Swapping</text:span><text:span text:style-name="T136"> ― Given two variables: <text:s/></text:span><text:span text:style-name="T101">mini = 99</text:span><text:span text:style-name="T127"> and </text:span><text:span text:style-name="T101">maxi = </text:span><text:span text:style-name="T80">17</text:span><text:span text:style-name="T79"> …how</text:span><text:span text:style-name="T127"> would you swap their values?</text:span></text:p>
        </text:list-item>
        <text:list-item>
          <text:p text:style-name="P96"><text:span text:style-name="T10">Heads or Tails?</text:span><text:span text:style-name="T136"> ― </text:span>Using arithmetic, how would you test a number for eveness or oddness? <text:s/>Does this work for really big numbers? <text:s/>Demonstrate this with <text:span text:style-name="T9">irb</text:span>… <text:s/><text:span text:style-name="T126">Does Ruby give you a “built-in way” of doing this?</text:span></text:p>
        </text:list-item>
        <text:list-item>
          <text:p text:style-name="P95"><text:span text:style-name="T9">irb</text:span> ― Use the <text:span text:style-name="T9">irb</text:span> REPL to practice some string manipulations: <text:s/>Can you add two strings together, like <text:span text:style-name="T99">“abc”</text:span> and <text:span text:style-name="T99">“def”</text:span>? <text:s/>What’s it called when you do this?</text:p>
        </text:list-item>
        <text:list-item>
          <text:p text:style-name="P97"><text:span text:style-name="T9">irb</text:span> ― Given the string <text:span text:style-name="T96">“ABCDEF-XYZ”</text:span>, how do you print out the first letter (only)? The last letter only? <text:s/>The first three letters? <text:s/>The hyphen? <text:s/>The last four characters?</text:p>
        </text:list-item>
        <text:list-item>
          <text:p text:style-name="P98"><text:span text:style-name="T9">irb</text:span> ― Given the string <text:span text:style-name="T99">“this is a test, this is only a test!”</text:span>, how would you force this to all be UPPERCASE? <text:s/>How about Capitalizing Each Word?</text:p>
        </text:list-item>
        <text:list-item>
          <text:p text:style-name="P85"><text:soft-page-break/><text:span text:style-name="T10">Cleaning data</text:span><text:span text:style-name="T136"> ― </text:span>Given the string object:</text:p>
        </text:list-item>
      </text:list>
      <text:p text:style-name="P37"><text:span text:style-name="T99">gap</text:span><text:span text:style-name="T103">s</text:span><text:span text:style-name="T99"> = “</text:span><text:span text:style-name="T107">···</text:span><text:span text:style-name="T99">This</text:span><text:span text:style-name="T107">···</text:span><text:span text:style-name="T99">has</text:span><text:span text:style-name="T107">···</text:span><text:span text:style-name="T99">too</text:span><text:span text:style-name="T107">····</text:span><text:span text:style-name="T99">many</text:span><text:span text:style-name="T107">··</text:span><text:span text:style-name="T99">spaces!</text:span><text:span text:style-name="T107">····</text:span><text:span text:style-name="T99">”</text:span></text:p>
      <text:p text:style-name="P62"><text:span text:style-name="T81">(using mid-dots ‘</text:span><text:span text:style-name="T107">·</text:span><text:span text:style-name="T81">’ to represent spaces ‘ ’)</text:span>, how can you trim the leading spaces off? <text:s/>The trailing spaces? <text:s/>How can you collapse the runs of spaces into a well-behaved string like this? <text:span text:style-name="T141">―</text:span></text:p>
      <text:p text:style-name="P35"><text:span text:style-name="T99">pretty = “This</text:span><text:span text:style-name="T107">·</text:span><text:span text:style-name="T99">has</text:span><text:span text:style-name="T107">·</text:span><text:span text:style-name="T99">too</text:span><text:span text:style-name="T107">·</text:span><text:span text:style-name="T99">many</text:span><text:span text:style-name="T107">·</text:span><text:span text:style-name="T102">s</text:span><text:span text:style-name="T99">paces!”</text:span></text:p>
      <text:list xml:id="list150503468181033" text:continue-numbering="true" text:style-name="L2">
        <text:list-item>
          <text:p text:style-name="P78"><text:span text:style-name="T10">Interpolation</text:span><text:span text:style-name="T136"> ― </text:span>Compare <text:span text:style-name="T99">‘The time is #{Time.now}’</text:span> with <text:span text:style-name="T99">“The time is #{Time.now}”</text:span><text:span text:style-name="T63"> ― describe what’s going on here.</text:span></text:p>
        </text:list-item>
        <text:list-item>
          <text:p text:style-name="P79"><text:span text:style-name="T10">Nada, ziltch…</text:span><text:span text:style-name="T136"> ― </text:span>What is <text:span text:style-name="T99">nil</text:span>, and why is it special? <text:s/>What are <text:span text:style-name="T99">true</text:span> and <text:span text:style-name="T99">false</text:span>? <text:s/>What does Ruby consider to be <text:span text:style-name="T29">true</text:span> (a <text:span text:style-name="T18">truth</text:span> value), and what does Ruby consider to be <text:span text:style-name="T29">false</text:span>? Demonstrate these ideas with <text:span text:style-name="T9">irb</text:span>…</text:p>
        </text:list-item>
        <text:list-item>
          <text:p text:style-name="P80"><text:span text:style-name="T9">More fun with </text:span><text:span text:style-name="T99">nil</text:span> ― What does <text:span text:style-name="T99">nil.to_s</text:span> produce? <text:s/>How about <text:span text:style-name="T99">nil.to_i</text:span>? <text:s/>And <text:span text:style-name="T99">nil.to_a</text:span>? <text:s/><text:span text:style-name="T123">Does this help you understand what </text:span><text:span text:style-name="T100">nil</text:span><text:span text:style-name="T123"> actually </text:span><text:span text:style-name="T31">is</text:span><text:span text:style-name="T123">?…</text:span></text:p>
        </text:list-item>
        <text:list-item>
          <text:p text:style-name="P86"><text:span text:style-name="T10">Counting</text:span><text:span text:style-name="T136"> ― </text:span>Demonstrate counting to <text:span text:style-name="T96">16</text:span> with an iterator. <text:s/>What object(s) can you use to do this? <text:s/>What message(s) do you send to the object(s)? [<text:span text:style-name="T59">Hint</text:span>: Check out the <text:span text:style-name="T96">Enumerator</text:span> class <text:span text:style-name="T124">for some helpful methods</text:span>…]</text:p>
        </text:list-item>
        <text:list-item>
          <text:p text:style-name="P81"><text:span text:style-name="T10">Help!</text:span><text:span text:style-name="T136"> ― </text:span>What does <text:span text:style-name="T96">$ </text:span><text:span text:style-name="T99">man ruby</text:span> tell you? <text:s/>What are some useful Ruby command line options? <text:s/>Does <text:span text:style-name="T96">$ </text:span><text:span text:style-name="T99">ruby -h</text:span> help you find things faster?</text:p>
        </text:list-item>
      </text:list>
      <text:p text:style-name="P54">How about <text:span text:style-name="T96">$ </text:span><text:span text:style-name="T99">man rvm</text:span> ― what’s useful here? <text:s/>Contrast this with <text:span text:style-name="T96">$ </text:span><text:span text:style-name="T99">rvm -h</text:span> …</text:p>
      <text:list xml:id="list150503109430586" text:continue-numbering="true" text:style-name="L2">
        <text:list-item>
          <text:p text:style-name="P82"><text:span text:style-name="T9">irb</text:span> ― In an iteration, and using Ruby’s only <text:span text:style-name="T18">t</text:span><text:span text:style-name="T21">er</text:span><text:span text:style-name="T18">nary operator</text:span>,<text:note text:id="ftn6" text:note-class="footnote"><text:note-citation>6</text:note-citation><text:note-body><text:p text:style-name="P26"><text:span text:style-name="T75">Wikipedia: </text:span><text:a xlink:type="simple" xlink:href="http://en.wikipedia.org/wiki/Ternary_conditional_operator"><text:span text:style-name="T77">en.wikipedia.org/wiki/Ternary_conditional_operator</text:span></text:a></text:p></text:note-body></text:note> print the word <text:span text:style-name="T96">‘black’</text:span> for every odd number, the word <text:span text:style-name="T96">‘red’</text:span> for each even number, but substitute the word <text:span text:style-name="T96">‘white’</text:span> for each number which is evenly divisible by <text:span text:style-name="T96">3</text:span>.</text:p>
        </text:list-item>
        <text:list-item>
          <text:p text:style-name="P87"><text:span text:style-name="T9">Puzzler</text:span><text:span text:style-name="T11">s</text:span> ― Sally <text:span text:style-name="T135">Jones</text:span> is a 16-year-old girl. <text:s/>If this calculation <text:span text:style-name="T135">uses</text:span> her data:</text:p>
        </text:list-item>
      </text:list>
      <text:p text:style-name="P40">title = (age &lt; 18) ? (gender == 'male') ? 'Master' : 'Miss' :</text:p>
      <text:p text:style-name="P32"><text:s text:c="10"/>(gender != 'male') ? 'Ms' : 'Mr'</text:p>
      <text:p text:style-name="P44">puts “Dear #{title} #{fname} #{lname}:”</text:p>
      <text:p text:style-name="P63">…what is the output?</text:p>
      <text:p text:style-name="P64">Given that <text:span text:style-name="T110">cond2</text:span><text:span text:style-name="T140"> is</text:span> the only <text:span text:style-name="T96">true</text:span> condition <text:span text:style-name="T140">here:</text:span></text:p>
      <text:p text:style-name="P41">x = cond1 ? cond2 ? cond3 ? 2 : 3 : 1 : 4</text:p>
      <text:p text:style-name="P65">…what is the value of <text:span text:style-name="T96">x</text:span>? <text:s/>What is the value of <text:span text:style-name="T96">x</text:span> if <text:span text:style-name="T96">cond1</text:span> and <text:span text:style-name="T96">cond2</text:span> are both <text:span text:style-name="T96">true</text:span>? <text:s/>…if <text:span text:style-name="T96">cond1</text:span> and <text:span text:style-name="T96">cond3</text:span> are both <text:span text:style-name="T96">true</text:span>? <text:s/>…<text:span text:style-name="T140">and</text:span> if <text:span text:style-name="T96">cond3</text:span> is the only <text:span text:style-name="T96">true</text:span> condition?</text:p>
      <text:p text:style-name="P53">Are <text:span text:style-name="T59">nested</text:span> ternary operators a good hack? <text:s/><text:span text:style-name="T140">If not, what’s wrong with them?</text:span></text:p>
      <text:p text:style-name="P68"><text:soft-page-break/>But what about this?</text:p>
      <text:p text:style-name="P38">dcount = 3</text:p>
      <text:p text:style-name="P43">puts “I have #{dcount} puppy-dog#{ dcount !<text:span text:style-name="T139">=</text:span> 1 ? ‘s’ : ‘’ }.”</text:p>
      <text:p text:style-name="P55">…works nice for simple pluralization, eh?</text:p>
      <text:p text:style-name="P56">And finally, if this works (and is readable):</text:p>
      <text:p text:style-name="P36">val = x &lt; 0 ? 0 : x <text:s text:c="11"/># limit minimum value to zero</text:p>
      <text:p text:style-name="P56">will this work too? <text:s/>Is it just as readable?</text:p>
      <text:p text:style-name="P36">val = if x &lt; 0 then 0 else x <text:s text:c="2"/># equivalent?</text:p>
      <text:list xml:id="list150503586382440" text:continue-numbering="true" text:style-name="L2">
        <text:list-item>
          <text:p text:style-name="P88"><text:span text:style-name="T10">Under the covers</text:span><text:span text:style-name="T136"> ― </text:span>Use the bash <text:span text:style-name="T96">strace</text:span> command to “get inside” a Ruby script-run: <text:s/>Instrument a trivial one-liner Ruby script (<text:span text:style-name="T18">e.g.</text:span>, <text:span text:style-name="T96">$ </text:span><text:span text:style-name="T99">ruby -e ‘</text:span><text:span text:style-name="T104">program-script</text:span><text:span text:style-name="T99">’</text:span> will do, where <text:span text:style-name="T105">program-script</text:span> might just be a <text:span text:style-name="T96">“Hello, World!”</text:span> output) with <text:span text:style-name="T96">strace</text:span> ― <text:span text:style-name="T59">lots</text:span> of output, eh?</text:p>
        </text:list-item>
      </text:list>
      <text:p text:style-name="P66">How many lines?... <text:span text:style-name="T140">P</text:span>ipe th<text:span text:style-name="T140">at</text:span> output to <text:span text:style-name="T99">wc -l</text:span> to count them (and since <text:span text:style-name="T96">strace</text:span> dumps its output to <text:span text:style-name="T96">stderr</text:span> instead of <text:span text:style-name="T96">stdout</text:span>, you’ll need to redirect with <text:span text:style-name="T99">2&gt;&amp;1</text:span>). <text:s/><text:span text:style-name="T125">What can you make of all of this?</text:span></text:p>
      <text:list xml:id="list150502166125215" text:continue-numbering="true" text:style-name="L2">
        <text:list-item>
          <text:p text:style-name="P99"><text:span text:style-name="T9">Pretty-printing</text:span> ― What is the difference between <text:span text:style-name="T96">puts</text:span> and <text:span text:style-name="T96">pp</text:span>? <text:s/>What must you do to get <text:span text:style-name="T96">pp</text:span> to work in a Ruby script? <text:s/>In <text:span text:style-name="T9">irb</text:span>, set up some objects (variables) of various data, including an array and a hash, and print each of these out in both <text:s/><text:span text:style-name="T96">puts</text:span> and <text:span text:style-name="T96">pp</text:span><text:span text:style-name="T63">… <text:s/>What are the strengths and weaknesses of each?</text:span></text:p>
        </text:list-item>
        <text:list-item>
          <text:p text:style-name="P99"><text:span text:style-name="T9">Birds of a fine-tuned </text:span><text:span text:style-name="T13">print-</text:span><text:span text:style-name="T9">feather</text:span> ― Ruby’s <text:span text:style-name="T96">printf</text:span>, <text:span text:style-name="T96">sprintf</text:span> and <text:span text:style-name="T96">scanf</text:span> allow you to fiddle with the most minute details of printing and reading data values; see <text:span text:style-name="T142">the</text:span> <text:span text:style-name="T9">PickAxe book</text:span>, Part IV: <text:span text:style-name="T18">Ruby Library Reference</text:span>, Ch.27: <text:span text:style-name="T18">Built-in Classes and Modules</text:span>, “Object” pp.622 <text:span text:style-name="T144">&amp;</text:span> 626‒627, and Ch.28: <text:span text:style-name="T18">Standard Library</text:span>, “Scanf” p.<text:span text:style-name="T142">802</text:span>.</text:p>
        </text:list-item>
      </text:list>
      <text:p text:style-name="P57">Again in <text:span text:style-name="T9">irb</text:span>, set up some basic objects (numbers, strings, <text:span text:style-name="T18">etc</text:span>.) and output their values with <text:span text:style-name="T96">printf</text:span>, using the <text:span text:style-name="T96">s/printf</text:span> <text:span text:style-name="T18">flag characters</text:span><text:span text:style-name="T54"> and </text:span><text:span text:style-name="T18">field types</text:span><text:span text:style-name="T54"> on p.627.</text:span></text:p>
      <text:p text:style-name="P57"><text:span text:style-name="T54">How is </text:span><text:span text:style-name="T111">printf</text:span><text:span text:style-name="T54"> different from </text:span><text:span text:style-name="T111">puts</text:span><text:span text:style-name="T54">? <text:s/>…</text:span><text:span text:style-name="T55">from </text:span><text:span text:style-name="T112">pp</text:span><text:span text:style-name="T55">? <text:s/>…from </text:span><text:span text:style-name="T112">sprintf</text:span><text:span text:style-name="T55">?</text:span></text:p>
      <text:p text:style-name="P58"><text:span text:style-name="T55">A</text:span><text:span text:style-name="T54">nd what in the heck can you do with </text:span><text:span text:style-name="T111">scanf</text:span><text:span text:style-name="T54">?</text:span></text:p>
      <text:list xml:id="list150502334869134" text:continue-numbering="true" text:style-name="L2">
        <text:list-item>
          <text:p text:style-name="P106"><text:span text:style-name="T9">Which is right?</text:span> ― Given these two variants of a method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# variant-1</text:p>
            <text:p text:style-name="P17">def hypotenuse( a, b )</text:p>
            <text:p text:style-name="P16"><text:span text:style-name="T9"><text:s text:c="2"/></text:span><text:span text:style-name="T12">t = Math.sqrt( a**2 + b**2 )</text:span></text:p>
            <text:p text:style-name="P18"><text:s text:c="2"/>return t</text:p>
            <text:p text:style-name="P19">end</text:p>
          </table:table-cell>
          <table:table-cell table:style-name="Table1.B1" office:value-type="string">
            <text:p text:style-name="P48"># variant-2</text:p>
            <text:p text:style-name="P47"><text:span text:style-name="T9">def hypotenuse</text:span><text:span text:style-name="T12">( a, b )</text:span></text:p>
            <text:p text:style-name="P49"><text:s text:c="2"/>Math.sqrt( a**2 + b**2 )</text:p>
            <text:p text:style-name="P50">end</text:p>
          </table:table-cell>
        </table:table-row>
        <table:table-row>
          <table:table-cell table:style-name="Table1.B1" table:number-columns-spanned="2" office:value-type="string">
            <text:p text:style-name="P71"># ...<text:span text:style-name="T138">Later, a sample call</text:span>:</text:p>
            <text:p text:style-name="P72">c = hypotenuse( 3.0, 4.0 )</text:p>
          </table:table-cell>
          <table:covered-table-cell/>
        </table:table-row>
      </table:table>
      <text:p text:style-name="P55">Which variant is correct? <text:s/><text:span text:style-name="T148">What value does each return?</text:span> <text:s/>Which one is <text:span text:style-name="T18">idiomatic</text:span> Ruby? <text:s/><text:span text:style-name="T137">Does </text:span><text:span text:style-name="T109">variant-2</text:span><text:span text:style-name="T137"> even work? <text:s/>Why?</text:span></text:p>
      <text:p text:style-name="P5"><text:soft-page-break/><text:span text:style-name="T62">É</text:span>tudes (<text:span text:style-name="T7">Pair-Programming</text:span> Labs)</text:p>
      <text:p text:style-name="P11"><text:span text:style-name="T147">Work with a partner ― you’re </text:span><text:span text:style-name="T22">pair-programming</text:span><text:span text:style-name="T147">! <text:s/></text:span>With one of you editing, and <text:span text:style-name="T29">both</text:span> of you thinking and contributing, save your solution to <text:span text:style-name="T147">each of</text:span> these labs in a Ruby source file, and be sure that both of you have a working copy when you’re done:</text:p>
      <text:list xml:id="list6057673327819736798" text:style-name="L3">
        <text:list-item>
          <text:p text:style-name="P89"><text:span text:style-name="T9">Display PATH</text:span> ― Write a Ruby script to split your bash PATH environment variable into its component parts and <text:span text:style-name="T95">output</text:span> them, one per line; so instead of:</text:p>
        </text:list-item>
      </text:list>
      <text:p text:style-name="P39">$ <text:span text:style-name="T9">echo $PATH</text:span></text:p>
      <text:p text:style-name="P31">/home/lorin/bin:/usr/local/sbin:/usr/local/bin:/usr/sbin:/usr/bin:</text:p>
      <text:p text:style-name="P31">/sbin:/bin:/usr/games:/usr/local/games:/home/lorin/.rvm/bin</text:p>
      <text:p text:style-name="P61">...you should be able to do:</text:p>
      <text:p text:style-name="P39">$ <text:span text:style-name="T9">ruby display_path</text:span></text:p>
      <text:p text:style-name="P31">/home/lorin/bin</text:p>
      <text:p text:style-name="P31">/usr/local/sbin</text:p>
      <text:p text:style-name="P31">/usr/local/bin</text:p>
      <text:p text:style-name="P31">/usr/sbin</text:p>
      <text:p text:style-name="P31">/usr/bin</text:p>
      <text:p text:style-name="P31">/sbin/bin</text:p>
      <text:p text:style-name="P31">/usr/games</text:p>
      <text:p text:style-name="P34">/usr/local/games</text:p>
      <text:p text:style-name="P28">/home/lorin/.rvm/bin</text:p>
      <text:list xml:id="list150503252009128" text:continue-numbering="true" text:style-name="L3">
        <text:list-item>
          <text:p text:style-name="P90"><text:span text:style-name="T9">Dups in PATH</text:span> ― Clone and modify your <text:span text:style-name="T96">display_path.rb</text:span> <text:span text:style-name="T122">script</text:span> to detect and identify any duplicate PATH components, perhaps something like:</text:p>
          <text:p text:style-name="P107">$ <text:span text:style-name="T98">ruby d</text:span><text:span text:style-name="T97">ups_in</text:span><text:span text:style-name="T98">_path</text:span></text:p>
        </text:list-item>
      </text:list>
      <text:p text:style-name="P33">/home/lorin/bin</text:p>
      <text:p text:style-name="P30">/usr/local/sbin</text:p>
      <text:p text:style-name="P30">/usr/local/bin</text:p>
      <text:p text:style-name="P30">/usr/sbin</text:p>
      <text:p text:style-name="P30">/usr/bin</text:p>
      <text:p text:style-name="P30">/sbin/bin</text:p>
      <text:p text:style-name="P30">/usr/sbin <text:s text:c="3"/><text:span text:style-name="T95">&lt;-- Duplicate</text:span></text:p>
      <text:p text:style-name="P30">/usr/games</text:p>
      <text:p text:style-name="P30">/usr/local/games</text:p>
      <text:p text:style-name="P29">/home/lorin/.rvm/bin</text:p>
      <text:list xml:id="list150502609336187" text:continue-numbering="true" text:style-name="L3">
        <text:list-item>
          <text:p text:style-name="P83"><text:span text:style-name="T9">Thousands</text:span> ― Given a string-formatted large number like <text:span text:style-name="T96">“123456789”</text:span>, insert commas to separate this into “thousands-groups” so it looks like this: <text:span text:style-name="T96">“123,456,789”</text:span>. <text:s/>But wait! … make sure your solution works for all lengths of large numbers, not just ones where the number of digits is an even multiple of 3 … <text:span text:style-name="T96">“1234567890”</text:span> should be properly separated too: <text:span text:style-name="T96">“1,234,567,890”</text:span>.</text:p>
        </text:list-item>
      </text:list>
      <text:p text:style-name="P69">Does your solution work for a googol, or for <text:span text:style-name="T96">70!</text:span> …? <text:s/>Oh, hey! <text:s/>Does it work for Numeric objects as well as String objects? <text:s/>If not, how can you generalize it [hint: it’s actually a rather simple enhancement, and may be your first monkeypatch to an existing class.]</text:p>
      <text:list xml:id="list150501889714520" text:continue-numbering="true" text:style-name="L3">
        <text:list-item>
          <text:p text:style-name="P91"><text:soft-page-break/><text:span text:style-name="T9">Com-Line Arguments</text:span> ― Demonstrate your complete mastery of the bash com­mand line interface to a Ruby script (won’t need OptionParser for this one); for any particular invocation of your script:</text:p>
        </text:list-item>
      </text:list>
      <text:list xml:id="list8381790835869927913" text:style-name="L4">
        <text:list-item>
          <text:p text:style-name="P111"><text:span text:style-name="T82">Output the number of com-line arguments </text:span><text:span text:style-name="T84">― </text:span><text:span text:style-name="T83">does this count include any option-switches too?</text:span></text:p>
        </text:list-item>
        <text:list-item>
          <text:p text:style-name="P112">Output each argument, with the value labeled by its position and surrounded by quote-marks.</text:p>
        </text:list-item>
        <text:list-item>
          <text:p text:style-name="P114"><text:span text:style-name="T82">Output (with </text:span><text:span text:style-name="T117">pp</text:span><text:span text:style-name="T82">) the entire argument array.</text:span></text:p>
        </text:list-item>
        <text:list-item>
          <text:p text:style-name="P114"><text:span text:style-name="T82">“Consume” the arg-array [hint: </text:span><text:span text:style-name="T117">shift</text:span><text:span text:style-name="T82">] and visibly show this processing.</text:span></text:p>
        </text:list-item>
      </text:list>
      <text:list xml:id="list150502444863392" text:continue-list="list150501889714520" text:style-name="L3">
        <text:list-item>
          <text:p text:style-name="P118"><text:span text:style-name="T9">Multinational Hello World</text:span> ― Scale #1 becomes a full-fledged étude as you enhance your simple <text:span text:style-name="T96">helloworld.rb</text:span> source file to become multi-lingual, that is, produce <text:span text:style-name="T96">“Hello, World!</text:span>” in: <text:s/>German <text:span text:style-name="T134">(“</text:span><text:span text:style-name="T108">Hallo, Welt!</text:span><text:span text:style-name="T134">”)</text:span>, French <text:span text:style-name="T134">(“</text:span><text:span text:style-name="T108">Bonjour, tout le monde!</text:span><text:span text:style-name="T134">”)</text:span>, Spanish <text:span text:style-name="T134">(“¡</text:span><text:span text:style-name="T108">Hola, Mundo!</text:span><text:span text:style-name="T134">”)</text:span> and Italian <text:span text:style-name="T134">(“</text:span><text:span text:style-name="T108">Ciao, mondo!</text:span><text:span text:style-name="T134">”)</text:span>... and no, we’re not being Euro-centric here, these are just the easiest to produce in the UTC-8 character set (we’ll leave true Internationalization “I18n” for an advanced course). <text:s/>Hints:</text:p>
        </text:list-item>
      </text:list>
      <text:list xml:id="list8865407231258270827" text:style-name="L5">
        <text:list-item>
          <text:p text:style-name="P117">The OptionParser gem is your friend!</text:p>
        </text:list-item>
        <text:list-item>
          <text:p text:style-name="P115">Design your command line first. <text:s/>What command options will you use?</text:p>
        </text:list-item>
        <text:list-item>
          <text:p text:style-name="P116">There are at least two primary ways of designing your command options; what are they, and which one best suits your needs?</text:p>
        </text:list-item>
        <text:list-item>
          <text:p text:style-name="P113">How will your code respond to these command options; or, in other words, how will these options drive your code?</text:p>
          <text:p text:style-name="P119">To really show off, also accept the first (non-option) argument from the command line as a name (yours, mine, someone’s) and say Hello to them (in the language specified by your command line design).</text:p>
        </text:list-item>
      </text:list>
      <text:list xml:id="list150503436694846" text:continue-list="list150502444863392" text:style-name="L3">
        <text:list-item>
          <text:p text:style-name="P92"><text:span text:style-name="T9">Sort Stuff</text:span> ― <text:span text:style-name="T145">In this Ruby script, create a non-trivial array (between 12-to-20 elements) of words, initialized with something like: </text:span></text:p>
          <text:p text:style-name="P120"><text:span text:style-name="T145"><text:s text:c="4"/></text:span><text:span text:style-name="T119">%w{ bear BEAR WOLF coyote ELK elk Wolverine COUGAR skunk weasel Aardvark DEER }</text:span></text:p>
          <text:p text:style-name="P121"><text:span text:style-name="T145">(for example). <text:s/>Note: <text:s/>make sure that there are one or more case-pairs, like “</text:span><text:span text:style-name="T118">elk ELK</text:span><text:span text:style-name="T145">” or “</text:span><text:span text:style-name="T118">BEAR bear</text:span><text:span text:style-name="T145">” in the list ― pairs of identical words which differ only by UPPER/lower/Mixed case.</text:span></text:p>
          <text:p text:style-name="P122">When the script is invoked, any additional words on the command line should also be added (appended) to this array. <text:s/>Then:</text:p>
        </text:list-item>
      </text:list>
      <text:list xml:id="list5719127914851625431" text:style-name="L6">
        <text:list-item>
          <text:p text:style-name="P124">Output the list in sorted order ― note where the word-pairs end up? <text:s/>This is called a <text:span text:style-name="T34">case-sensitive sort.</text:span></text:p>
        </text:list-item>
        <text:list-item>
          <text:p text:style-name="P125">Output the list in sorted order so that the word-pairs sort as adjacents (<text:span text:style-name="T18">e.g.</text:span>, “<text:span text:style-name="T96">bear</text:span>” should follow “<text:span text:style-name="T96">BEAR</text:span>”, and “<text:span text:style-name="T96">ELK</text:span>” should preceed “<text:span text:style-name="T96">elk</text:span>”, but these word-pairs should be “together” on adjacent lines) ― This is called a <text:span text:style-name="T34">case-</text:span><text:span text:style-name="T29">in</text:span><text:span text:style-name="T34">sensitive sort</text:span><text:span text:style-name="T39">. <text:s/></text:span><text:span text:style-name="T41">What happens if you substitute “</text:span><text:span text:style-name="T114">upcase</text:span><text:span text:style-name="T41">” for “</text:span><text:span text:style-name="T114">downcase</text:span><text:span text:style-name="T41">”?</text:span></text:p>
        </text:list-item>
        <text:list-item>
          <text:p text:style-name="P126">Output the list in reverse-sorted order: “<text:span text:style-name="T120">bear</text:span>” should come before “<text:span text:style-name="T96">Aardvark</text:span>” ― where are the word-pairs now?</text:p>
        </text:list-item>
        <text:list-item>
          <text:p text:style-name="P127">Output the list in case-insensitive, reverse-sorted order.</text:p>
        </text:list-item>
      </text:list>
      <text:list xml:id="list150502396684362" text:continue-list="list150503436694846" text:style-name="L3">
        <text:list-item>
          <text:p text:style-name="P100"><text:soft-page-break/><text:span text:style-name="T9">Environment Variables</text:span> ― Demonstrate your complete mastery over your bash environment variables (things like <text:span text:style-name="T96">HOME</text:span>, <text:span text:style-name="T96">PATH</text:span>, <text:span text:style-name="T96">CDPATH</text:span>, <text:span text:style-name="T96">GEM_PATH</text:span>, <text:span text:style-name="T96">IGNOREEOF</text:span> and <text:span text:style-name="T96">SHELL</text:span>) by creating a script which:</text:p>
        </text:list-item>
      </text:list>
      <text:list xml:id="list7417151571026308379" text:style-name="L7">
        <text:list-item>
          <text:p text:style-name="P130">Reports the number of environment variables</text:p>
        </text:list-item>
        <text:list-item>
          <text:p text:style-name="P128">Outputs all <text:span text:style-name="T149">env-vars</text:span> in a sorted list [hint: <text:span text:style-name="T9">PickAxe</text:span> pp.214‒216]</text:p>
        </text:list-item>
        <text:list-item>
          <text:p text:style-name="P128">Outputs both the environment variables and their values, again sorted</text:p>
        </text:list-item>
        <text:list-item>
          <text:p text:style-name="P131">Apply what you learned in the <text:span text:style-name="T9">Sort Stuff</text:span> étude to sort your environment variables in reverse order and case-insensitively ― can bash env-vars be Mixed- &amp;/or lower-case too?</text:p>
        </text:list-item>
        <text:list-item>
          <text:p text:style-name="P129">Can you <text:span text:style-name="T18">create</text:span><text:span text:style-name="T54"> a new environment variable from your Ruby script?</text:span></text:p>
        </text:list-item>
        <text:list-item>
          <text:p text:style-name="P129"><text:span text:style-name="T54">What happens if you attempt to </text:span><text:span text:style-name="T18">change the value</text:span><text:span text:style-name="T54"> of an existing env-var?</text:span></text:p>
        </text:list-item>
      </text:list>
      <text:list xml:id="list150502877704601" text:continue-list="list150502396684362" text:style-name="L3">
        <text:list-item>
          <text:p text:style-name="P101"><text:span text:style-name="T9">Randomizing the </text:span><text:span text:style-name="T14">Predictable</text:span> ― Given a non-trivial <text:span text:style-name="T59">pre-sorted</text:span> array (like the sorted animal list generated in the <text:span text:style-name="T9">Sort Stuff</text:span> étude), write a Ruby script which outputs that array in <text:span text:style-name="T18">random order</text:span>, and where that random order is <text:span text:style-name="T29">different</text:span><text:span text:style-name="T39"> each time the script is run. <text:s/></text:span><text:span text:style-name="T43">This should be a rigorous solution ― did you ever think about actually </text:span><text:span text:style-name="T35">programming randomness</text:span><text:span text:style-name="T43">?</text:span><text:span text:style-name="T39"> <text:s/></text:span><text:span text:style-name="T42">[Hint: </text:span><text:span text:style-name="T52">PickAxe</text:span><text:span text:style-name="T42">, pp.622‒623 &amp; 655.]</text:span></text:p>
        </text:list-item>
        <text:list-item>
          <text:p text:style-name="P102"><text:span text:style-name="T52">U</text:span><text:span text:style-name="T51">ncomment</text:span><text:span text:style-name="T39"> ― Create a script which reads through a programming source file (</text:span><text:span text:style-name="T34">e.g.</text:span><text:span text:style-name="T39">, a Ruby </text:span><text:span text:style-name="T113">script.rb</text:span><text:span text:style-name="T39">) and strips out (removes) all comments from it, producing a new source file (</text:span><text:span text:style-name="T34">e.g.</text:span><text:span text:style-name="T39">, </text:span><text:span text:style-name="T113">script.rb_uncomment</text:span><text:span text:style-name="T39">) with only the original source code in it, indented and formatted exactly as the original (just without the comments).</text:span></text:p>
          <text:p text:style-name="P123"><text:span text:style-name="T39">Accept an option-switch from the command line which specifies the comment delimiter character (or characters) ― if this option is missing, the default should be the Ruby comment delimiter ‘</text:span><text:span text:style-name="T115">#</text:span><text:span text:style-name="T39">’, </text:span><text:span text:style-name="T44">which is also used by Python, Perl, bash and other Linux/Unix shells, and several others</text:span><text:span text:style-name="T39">. <text:s/></text:span><text:span text:style-name="T44">Other languages</text:span><text:span text:style-name="T131"> </text:span><text:span text:style-name="T44"><text:note text:id="ftn7" text:note-class="footnote"><text:note-citation>7</text:note-citation><text:note-body><text:p text:style-name="P24">Wikipedia: <text:a xlink:type="simple" xlink:href="http://en.wikipedia.org/wiki/Comparison_of_programming_languages_(syntax)#Comments"><text:span text:style-name="T146">en.wikipedia.org/wiki/Comparison_of_programming_languages_(syntax)#Comments</text:span></text:a></text:p></text:note-body></text:note></text:span><text:span text:style-name="T44"> use different comment delimiters: <text:s/>Lisp, Scheme, Clojure and many assemblers: ‘</text:span><text:span text:style-name="T116">;</text:span><text:span text:style-name="T44">’ (sometimes ‘</text:span><text:span text:style-name="T116">;;</text:span><text:span text:style-name="T44">’) ― C(99), C++, C#, Go, Java, JavaScript, PHP and Scala: ‘</text:span><text:span text:style-name="T116">//</text:span><text:span text:style-name="T44">’ ― <text:s/>Fortran and DCL: ‘</text:span><text:span text:style-name="T116">!</text:span><text:span text:style-name="T44">’ ― SQL, Eiffel, Haskell and Lua: ‘</text:span><text:span text:style-name="T116">--</text:span><text:span text:style-name="T44">’ ― T</text:span><text:span text:style-name="T150">E</text:span><text:span text:style-name="T44">X, Prolog and Erlang: ‘</text:span><text:span text:style-name="T116">%</text:span><text:span text:style-name="T44">’.</text:span></text:p>
          <text:p text:style-name="P132"><text:span text:style-name="T39">The command line arguments should specify the input source-file </text:span><text:span text:style-name="T46">(first)</text:span><text:span text:style-name="T39"> and output file </text:span><text:span text:style-name="T46">― </text:span><text:span text:style-name="T39">if not given, the output file should be based on the input filename, substitu</text:span><text:span text:style-name="T46">­</text:span><text:span text:style-name="T39">ting a reasonable replacement file suffix/type.</text:span></text:p>
          <text:p text:style-name="P133">For the first version, assume that comments can begin anywhere on a line and run to the end-of-that-line ― for example:</text:p>
          <text:p text:style-name="P108"># This comment begins in column-1</text:p>
          <text:p text:style-name="P109"><text:s text:c="13"/># But this is an indented comment, with leading white-space</text:p>
          <text:p text:style-name="P110"><text:span text:style-name="T53">def mymethod( x, y )</text:span><text:span text:style-name="T39"> <text:s text:c="4"/># And this comment adorns a code-line</text:span></text:p>
          <text:p text:style-name="P110"><text:span text:style-name="T39"><text:s text:c="2"/></text:span><text:span text:style-name="T53">... <text:s text:c="19"/></text:span><text:span text:style-name="T39"># ...as does this one</text:span></text:p>
          <text:p text:style-name="P110"><text:span text:style-name="T53">end <text:s/></text:span><text:span text:style-name="T39"># mymodule <text:s text:c="9"/># ...and this one</text:span></text:p>
          <text:p text:style-name="P134"><text:span text:style-name="T39">The comment-stripped output should be </text:span><text:span text:style-name="T48">(preserving original indentation, but no trailing whitespace)</text:span><text:span text:style-name="T39">:</text:span></text:p>
          <text:p text:style-name="P108">def mymethod( x, y )</text:p>
          <text:p text:style-name="P109"><text:s text:c="2"/>...</text:p>
          <text:p text:style-name="P109">end</text:p>
        </text:list-item>
      </text:list>
      <text:p text:style-name="P73"><text:span text:style-name="T39">Don’t </text:span><text:span text:style-name="T45">worry about block/multi-line comments (can be an extra-credit </text:span><text:span text:style-name="T47">étude</text:span><text:span text:style-name="T45">).</text:span></text:p>
      <text:p text:style-name="P5"><text:soft-page-break/><text:span text:style-name="T7">Concerti</text:span> (Team Projects)</text:p>
      <text:p text:style-name="P12">Once your weekly <text:span text:style-name="T151">ensemble</text:span> is picked (<text:span text:style-name="T151">team-</text:span>members are selected), you may choose to <text:span text:style-name="T151">perform</text:span> any one of these <text:span text:style-name="T151">Concerti</text:span> as a team:</text:p>
      <text:list xml:id="list6909233201136776457" text:style-name="L8">
        <text:list-item>
          <text:p text:style-name="P84"><text:span text:style-name="T9">roughdraft.rb</text:span> ― Page-fill and paginate a “raw” (unformatted) text file (like Eric Raymond’s classic essay “<text:span text:style-name="T18">The Cathedral and the Bazaar</text:span>”, provided), given that your command line interface will pick up options like page <text:span text:style-name="T96">--length</text:span> (<text:span text:style-name="T96">-l</text:span>) and <text:span text:style-name="T96">--width</text:span><text:span text:style-name="T63"> (</text:span><text:span text:style-name="T96">-w</text:span><text:span text:style-name="T63">),</text:span> and perhaps even the character-width of the <text:span text:style-name="T96">--leftmargin</text:span> (<text:span text:style-name="T96">-m</text:span>).</text:p>
        </text:list-item>
      </text:list>
      <text:p text:style-name="P67">Here, “pagination” means inserting form-feed<text:span text:style-name="T130"> </text:span><text:note text:id="ftn8" text:note-class="footnote"><text:note-citation>8</text:note-citation><text:note-body><text:p text:style-name="P27"><text:span text:style-name="T75">Wikipedia: </text:span><text:a xlink:type="simple" xlink:href="http://en.wikipedia.org/wiki/Page_break"><text:span text:style-name="T77">en.wikipedia.org/wiki/Page_break</text:span></text:a></text:p></text:note-body></text:note> (<text:span text:style-name="T96">\</text:span><text:span text:style-name="T121">f</text:span><text:span text:style-name="T152">, ASCII code </text:span><text:span text:style-name="T121">12</text:span><text:span text:style-name="T152"> or </text:span><text:span text:style-name="T121">%X0C</text:span>) control characters <text:span text:style-name="T152">at the proper places (and this means counting lines), optionally insert­ing header and footer lines (provided by the command line) with page numbering. <text:s/>Each line may be indented (the optional </text:span><text:span text:style-name="T96">--leftmargin</text:span><text:span text:style-name="T152"> from the command line), and each line is to be filled with words from the source file (do </text:span><text:span text:style-name="T23">not</text:span><text:span text:style-name="T56"> worry about word hyphenation).</text:span></text:p>
      <text:p text:style-name="P59"><text:span text:style-name="T54">A final command line option is --summary which generates and reports document statistics: total page count; line count (per page, excluding header/footer material); total word count; average word count per page; a word-frequency table (sorted from most-frequently-occurring word to least); and total character count </text:span><text:span text:style-name="T58">― </text:span><text:span text:style-name="T24">plus</text:span><text:span text:style-name="T58"> grand totals for the whole document as appropriate</text:span><text:span text:style-name="T54">. <text:s/></text:span><text:span text:style-name="T57">The word frequency table entries (words) must not include trailing or surrounding punctuation (periods, commas, quotation marks, etc.), although hyphenated words can appear as a single word.</text:span></text:p>
      <text:p text:style-name="P60">For output separation, send the formatted document itself to <text:span text:style-name="T96">stdout</text:span>, and the optional document statistics summary to <text:span text:style-name="T96">stderr</text:span>.</text:p>
      <text:list xml:id="list150502860329012" text:continue-numbering="true" text:style-name="L8">
        <text:list-item>
          <text:p text:style-name="P103">Adventure-like game? <text:s/>Too hard for this Introductory?</text:p>
        </text:list-item>
        <text:list-item>
          <text:p text:style-name="P104">xxx</text:p>
        </text:list-item>
        <text:list-item>
          <text:p text:style-name="P105">xx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pt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8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text-properties style:font-name="DejaVu Sans" fo:font-size="8pt" officeooo:rsid="0014cb17" officeooo:paragraph-rsid="0014cb17" style:font-size-asian="8pt" style:font-size-complex="8pt"/>
    </style:style>
    <style:style style:name="MP2" style:family="paragraph">
      <style:paragraph-properties fo:text-align="center"/>
    </style:style>
    <style:style style:name="MT1" style:family="text">
      <style:text-properties officeooo:rsid="00713859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line text:anchor-type="paragraph" draw:z-index="7" draw:style-name="Mgr1" draw:text-style-name="MP2" svg:x1="-2.15pt" svg:y1="721.96pt" svg:x2="500.14pt" svg:y2="722.49pt"><text:p/></draw:line><draw:line text:anchor-type="paragraph" draw:z-index="15" draw:style-name="Mgr1" draw:text-style-name="MP2" svg:x1="-2.69pt" svg:y1="-2.01pt" svg:x2="501.31pt" svg:y2="-2.01pt"><text:p/></draw:line>Ruby Repertory ― <text:span text:style-name="MT1">Newbie &amp; Foundational</text:span><text:tab/><text:tab/>page 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4-06-30T13:39:00.241231929</meta:creation-date>
    <dc:date>2014-08-12T15:05:01.551498721</dc:date>
    <dc:creator>Lorin Ricker</dc:creator>
    <meta:editing-duration>PT14H23M48S</meta:editing-duration>
    <meta:editing-cycles>94</meta:editing-cycles>
    <meta:generator>LibreOffice/4.2.4.2$Linux_X86_64 LibreOffice_project/420m0$Build-2</meta:generator>
    <meta:document-statistic meta:table-count="1" meta:image-count="0" meta:object-count="0" meta:page-count="8" meta:paragraph-count="168" meta:word-count="3123" meta:character-count="18772" meta:non-whitespace-character-count="15707"/>
  </office:meta>
</office:document-meta>
</file>